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Title">
      <style:text-properties officeooo:rsid="001f4e9b" officeooo:paragraph-rsid="001f4e9b"/>
    </style:style>
    <style:style style:name="P2" style:family="paragraph" style:parent-style-name="Subtitle">
      <style:text-properties officeooo:paragraph-rsid="001f4e9b"/>
    </style:style>
    <style:style style:name="P3" style:family="paragraph" style:parent-style-name="Subtitle">
      <style:text-properties officeooo:rsid="001f4e9b" officeooo:paragraph-rsid="001f4e9b"/>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6925in" style:type="right" style:leader-style="dotted" style:leader-text="."/>
        </style:tab-stops>
      </style:paragraph-properties>
    </style:style>
    <style:style style:name="P6" style:family="paragraph" style:parent-style-name="Contents_20_4">
      <style:paragraph-properties>
        <style:tab-stops>
          <style:tab-stop style:position="6.6925in" style:type="right" style:leader-style="dotted" style:leader-text="."/>
        </style:tab-stops>
      </style:paragraph-properties>
    </style:style>
    <style:style style:name="P7" style:family="paragraph" style:parent-style-name="Text_20_body">
      <style:text-properties fo:font-weight="bold" officeooo:rsid="007b35ec" officeooo:paragraph-rsid="007b35ec" fo:background-color="#fff200" style:font-weight-asian="bold" style:font-weight-complex="bold"/>
    </style:style>
    <style:style style:name="P8" style:family="paragraph" style:parent-style-name="Text_20_body">
      <style:text-properties officeooo:rsid="00c4d43e" officeooo:paragraph-rsid="00c4d43e"/>
    </style:style>
    <style:style style:name="P9" style:family="paragraph" style:parent-style-name="Text_20_body">
      <style:text-properties officeooo:rsid="00c649eb" officeooo:paragraph-rsid="00c649eb"/>
    </style:style>
    <style:style style:name="P10" style:family="paragraph" style:parent-style-name="Heading_20_1">
      <style:text-properties officeooo:rsid="00466372"/>
    </style:style>
    <style:style style:name="P11" style:family="paragraph" style:parent-style-name="Text_20_body">
      <style:text-properties officeooo:rsid="00a4b868" officeooo:paragraph-rsid="00a4b868"/>
    </style:style>
    <style:style style:name="P12" style:family="paragraph" style:parent-style-name="Text_20_body">
      <style:text-properties officeooo:rsid="00a7a5a0" officeooo:paragraph-rsid="00a7a5a0"/>
    </style:style>
    <style:style style:name="P13" style:family="paragraph" style:parent-style-name="Text_20_body">
      <style:text-properties officeooo:rsid="00c8f710" officeooo:paragraph-rsid="00c8f710"/>
    </style:style>
    <style:style style:name="P14" style:family="paragraph" style:parent-style-name="Text_20_body">
      <style:text-properties officeooo:rsid="00ca3f00" officeooo:paragraph-rsid="00ca3f00"/>
    </style:style>
    <style:style style:name="P15" style:family="paragraph" style:parent-style-name="Text_20_body">
      <style:text-properties officeooo:rsid="00cb721e" officeooo:paragraph-rsid="00cb721e"/>
    </style:style>
    <style:style style:name="P16" style:family="paragraph" style:parent-style-name="Text_20_body">
      <style:text-properties officeooo:rsid="00cd4aa5" officeooo:paragraph-rsid="00cd4aa5"/>
    </style:style>
    <style:style style:name="P17" style:family="paragraph" style:parent-style-name="Text_20_body">
      <style:text-properties officeooo:rsid="00ce5f2a" officeooo:paragraph-rsid="00ce5f2a"/>
    </style:style>
    <style:style style:name="P18" style:family="paragraph" style:parent-style-name="Text_20_body">
      <style:text-properties officeooo:rsid="00cfed20" officeooo:paragraph-rsid="00cfed20"/>
    </style:style>
    <style:style style:name="P19" style:family="paragraph" style:parent-style-name="Heading_20_3">
      <style:text-properties officeooo:paragraph-rsid="00cfed20"/>
    </style:style>
    <style:style style:name="P20" style:family="paragraph" style:parent-style-name="Text_20_body">
      <style:text-properties officeooo:rsid="00d15d57" officeooo:paragraph-rsid="00d15d57"/>
    </style:style>
    <style:style style:name="P21" style:family="paragraph" style:parent-style-name="Text_20_body">
      <style:text-properties officeooo:rsid="00d48161" officeooo:paragraph-rsid="00d48161"/>
    </style:style>
    <style:style style:name="P22" style:family="paragraph" style:parent-style-name="Text_20_body">
      <style:text-properties officeooo:rsid="00d69df9" officeooo:paragraph-rsid="00d69df9"/>
    </style:style>
    <style:style style:name="P23" style:family="paragraph" style:parent-style-name="Text_20_body">
      <style:text-properties officeooo:rsid="00da354c" officeooo:paragraph-rsid="00da354c"/>
    </style:style>
    <style:style style:name="P24" style:family="paragraph" style:parent-style-name="Text_20_body">
      <style:text-properties officeooo:rsid="00a0a632" officeooo:paragraph-rsid="00a0a632"/>
    </style:style>
    <style:style style:name="P25" style:family="paragraph" style:parent-style-name="Text_20_body">
      <style:text-properties officeooo:rsid="00df07c2" officeooo:paragraph-rsid="00df07c2"/>
    </style:style>
    <style:style style:name="P26" style:family="paragraph" style:parent-style-name="Heading_20_4">
      <style:text-properties officeooo:rsid="00df07c2" officeooo:paragraph-rsid="00df07c2"/>
    </style:style>
    <style:style style:name="P27" style:family="paragraph" style:parent-style-name="Text_20_body">
      <style:text-properties officeooo:paragraph-rsid="00df07c2"/>
    </style:style>
    <style:style style:name="P28" style:family="paragraph" style:parent-style-name="Text_20_body">
      <style:text-properties officeooo:rsid="00e6f50e" officeooo:paragraph-rsid="00e6f50e"/>
    </style:style>
    <style:style style:name="P29" style:family="paragraph" style:parent-style-name="Text_20_body">
      <style:text-properties officeooo:paragraph-rsid="00a822cf"/>
    </style:style>
    <style:style style:name="T1" style:family="text">
      <style:text-properties officeooo:rsid="00bbcd40"/>
    </style:style>
    <style:style style:name="T2" style:family="text">
      <style:text-properties officeooo:rsid="001f4e9b"/>
    </style:style>
    <style:style style:name="T3" style:family="text">
      <style:text-properties officeooo:rsid="00222e85"/>
    </style:style>
    <style:style style:name="T4" style:family="text">
      <style:text-properties officeooo:rsid="0026f59c"/>
    </style:style>
    <style:style style:name="T5" style:family="text">
      <style:text-properties officeooo:rsid="00466372"/>
    </style:style>
    <style:style style:name="T6" style:family="text">
      <style:text-properties officeooo:rsid="00c5f954"/>
    </style:style>
    <style:style style:name="T7" style:family="text">
      <style:text-properties officeooo:rsid="00bfd4ce"/>
    </style:style>
    <style:style style:name="T8" style:family="text">
      <style:text-properties fo:font-size="10.5pt" style:font-size-asian="10.5pt" style:font-size-complex="10.5pt"/>
    </style:style>
    <style:style style:name="T9" style:family="text">
      <style:text-properties fo:font-size="10.5pt" officeooo:rsid="00b6da41" style:font-size-asian="10.5pt" style:font-size-complex="10.5pt"/>
    </style:style>
    <style:style style:name="T10" style:family="text">
      <style:text-properties fo:font-style="italic" style:font-style-asian="italic" style:font-style-complex="italic"/>
    </style:style>
    <style:style style:name="T11" style:family="text">
      <style:text-properties fo:font-style="italic" officeooo:rsid="00ae0c4a" style:font-style-asian="italic" style:font-style-complex="italic"/>
    </style:style>
    <style:style style:name="T12" style:family="text">
      <style:text-properties officeooo:rsid="00ae0c4a"/>
    </style:style>
    <style:style style:name="T13" style:family="text">
      <style:text-properties fo:font-size="9pt" style:font-size-asian="9pt" style:font-size-complex="9pt"/>
    </style:style>
    <style:style style:name="T14" style:family="text">
      <style:text-properties officeooo:rsid="00ca8666"/>
    </style:style>
    <style:style style:name="T15" style:family="text">
      <style:text-properties officeooo:rsid="00c8f710"/>
    </style:style>
    <style:style style:name="T16" style:family="text">
      <style:text-properties officeooo:rsid="00cd4aa5"/>
    </style:style>
    <style:style style:name="T17" style:family="text">
      <style:text-properties officeooo:rsid="00ce8123"/>
    </style:style>
    <style:style style:name="T18" style:family="text">
      <style:text-properties officeooo:rsid="00c287c6"/>
    </style:style>
    <style:style style:name="T19" style:family="text">
      <style:text-properties officeooo:rsid="008672aa"/>
    </style:style>
    <style:style style:name="T20" style:family="text">
      <style:text-properties officeooo:rsid="00db7841"/>
    </style:style>
    <style:style style:name="T21" style:family="text">
      <style:text-properties officeooo:rsid="00dc605c"/>
    </style:style>
    <style:style style:name="T22" style:family="text">
      <style:text-properties officeooo:rsid="00e0bdc3"/>
    </style:style>
    <style:style style:name="T23" style:family="text">
      <style:text-properties officeooo:rsid="00e73038"/>
    </style:style>
    <style:style style:name="T24" style:family="text">
      <style:text-properties officeooo:rsid="00e1e922"/>
    </style:style>
    <style:style style:name="T25" style:family="text">
      <style:text-properties officeooo:rsid="00df07c2"/>
    </style:style>
    <style:style style:name="T26" style:family="text">
      <style:text-properties officeooo:rsid="00e76da3"/>
    </style:style>
    <style:style style:name="T27" style:family="text">
      <style:text-properties fo:font-size="9pt" officeooo:rsid="00e6f50e" style:font-size-asian="9pt" style:font-size-complex="9pt"/>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3796" text:name="TeilnahmeID"/>
      </text:user-field-decls>
      <text:p text:style-name="P1"><text:reference-mark-start text:name="Aufgabe"/>Aufgabe <text:span text:style-name="T1">3</text:span>: <text:span text:style-name="T1">Konfetti</text:span><text:reference-mark-end text:name="Aufgabe"/></text:p>
      <text:p text:style-name="P2"><text:span text:style-name="T2">Te</text:span><text:span text:style-name="T3">ilnahme</text:span><text:span text:style-name="T2">-ID: </text:span><text:span text:style-name="T2"><text:user-field-get text:name="TeilnahmeID">73796</text:user-field-get></text:span></text:p>
      <text:p text:style-name="P3">Bearbeiter/-in dieser Aufgabe:<text:line-break/><text:span text:style-name="T4">Constantin Reinhold</text:span></text:p>
      <text:p text:style-name="P3"><text:date style:data-style-name="N46" text:date-value="2025-03-14T06:06:26.170539166" text:fixed="true">14. March 2025</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4"><text:a xlink:type="simple" xlink:href="#__RefHeading___Toc2232_4178761632" text:style-name="Index_20_Link" text:visited-style-name="Index_20_Link">1. Lösungsidee<text:tab/>2</text:a></text:p>
          <text:p text:style-name="P4"><text:a xlink:type="simple" xlink:href="#__RefHeading___Toc1523_1545352912" text:style-name="Index_20_Link" text:visited-style-name="Index_20_Link">2. Laufzeitanalyse<text:tab/>2</text:a></text:p>
          <text:p text:style-name="P4"><text:a xlink:type="simple" xlink:href="#__RefHeading___Toc2234_4178761632" text:style-name="Index_20_Link" text:visited-style-name="Index_20_Link">3. Implementierung<text:tab/>2</text:a></text:p>
          <text:p text:style-name="P5"><text:a xlink:type="simple" xlink:href="#__RefHeading___Toc1525_1545352912" text:style-name="Index_20_Link" text:visited-style-name="Index_20_Link">3.1 is_true<text:tab/>3</text:a></text:p>
          <text:p text:style-name="P5"><text:a xlink:type="simple" xlink:href="#__RefHeading___Toc1527_1545352912" text:style-name="Index_20_Link" text:visited-style-name="Index_20_Link">3.2 read_file<text:tab/>3</text:a></text:p>
          <text:p text:style-name="P5"><text:a xlink:type="simple" xlink:href="#__RefHeading___Toc1529_1545352912" text:style-name="Index_20_Link" text:visited-style-name="Index_20_Link">3.3 valid_lines<text:tab/>3</text:a></text:p>
          <text:p text:style-name="P5"><text:a xlink:type="simple" xlink:href="#__RefHeading___Toc1531_1545352912" text:style-name="Index_20_Link" text:visited-style-name="Index_20_Link">3.4 is_valid<text:tab/>3</text:a></text:p>
          <text:p text:style-name="P5"><text:a xlink:type="simple" xlink:href="#__RefHeading___Toc1533_1545352912" text:style-name="Index_20_Link" text:visited-style-name="Index_20_Link">3.5 score_table<text:tab/>4</text:a></text:p>
          <text:p text:style-name="P5"><text:a xlink:type="simple" xlink:href="#__RefHeading___Toc1535_1545352912" text:style-name="Index_20_Link" text:visited-style-name="Index_20_Link">3.6 find_hotspot<text:tab/>4</text:a></text:p>
          <text:p text:style-name="P5"><text:a xlink:type="simple" xlink:href="#__RefHeading___Toc1537_1545352912" text:style-name="Index_20_Link" text:visited-style-name="Index_20_Link">3.7 weighted_index<text:tab/>4</text:a></text:p>
          <text:p text:style-name="P5"><text:a xlink:type="simple" xlink:href="#__RefHeading___Toc1539_1545352912" text:style-name="Index_20_Link" text:visited-style-name="Index_20_Link">3.8 random_index<text:tab/>5</text:a></text:p>
          <text:p text:style-name="P5"><text:a xlink:type="simple" xlink:href="#__RefHeading___Toc1541_1545352912" text:style-name="Index_20_Link" text:visited-style-name="Index_20_Link">3.9 simulated_annealing<text:tab/>5</text:a></text:p>
          <text:p text:style-name="P5"><text:a xlink:type="simple" xlink:href="#__RefHeading___Toc1543_1545352912" text:style-name="Index_20_Link" text:visited-style-name="Index_20_Link">3.10 Funktionsaufruf<text:tab/>6</text:a></text:p>
          <text:p text:style-name="P4"><text:a xlink:type="simple" xlink:href="#__RefHeading___Toc2236_4178761632" text:style-name="Index_20_Link" text:visited-style-name="Index_20_Link">4. Beispiele<text:tab/>7</text:a></text:p>
          <text:p text:style-name="P5"><text:a xlink:type="simple" xlink:href="#__RefHeading___Toc1545_1545352912" text:style-name="Index_20_Link" text:visited-style-name="Index_20_Link">4.1 Teilaufgabe a)<text:tab/>7</text:a></text:p>
          <text:p text:style-name="P6"><text:a xlink:type="simple" xlink:href="#__RefHeading___Toc1547_1545352912" text:style-name="Index_20_Link" text:visited-style-name="Index_20_Link">4.1.1 Konfetti00<text:tab/>7</text:a></text:p>
          <text:p text:style-name="P6"><text:a xlink:type="simple" xlink:href="#__RefHeading___Toc1549_1545352912" text:style-name="Index_20_Link" text:visited-style-name="Index_20_Link">4.1.2 Konfetti01<text:tab/>7</text:a></text:p>
          <text:p text:style-name="P6"><text:a xlink:type="simple" xlink:href="#__RefHeading___Toc1551_1545352912" text:style-name="Index_20_Link" text:visited-style-name="Index_20_Link">4.1.3 Konfetti02<text:tab/>7</text:a></text:p>
          <text:p text:style-name="P6"><text:a xlink:type="simple" xlink:href="#__RefHeading___Toc1553_1545352912" text:style-name="Index_20_Link" text:visited-style-name="Index_20_Link">4.1.4 Konfetti03<text:tab/>8</text:a></text:p>
          <text:p text:style-name="P6"><text:a xlink:type="simple" xlink:href="#__RefHeading___Toc1555_1545352912" text:style-name="Index_20_Link" text:visited-style-name="Index_20_Link">4.1.5 Konfetti04<text:tab/>8</text:a></text:p>
          <text:p text:style-name="P6"><text:a xlink:type="simple" xlink:href="#__RefHeading___Toc1557_1545352912" text:style-name="Index_20_Link" text:visited-style-name="Index_20_Link">4.1.6 Konfetti05<text:tab/>8</text:a></text:p>
          <text:p text:style-name="P6"><text:a xlink:type="simple" xlink:href="#__RefHeading___Toc1559_1545352912" text:style-name="Index_20_Link" text:visited-style-name="Index_20_Link">4.1.7 Konfetti06<text:tab/>8</text:a></text:p>
          <text:p text:style-name="P6"><text:a xlink:type="simple" xlink:href="#__RefHeading___Toc1561_1545352912" text:style-name="Index_20_Link" text:visited-style-name="Index_20_Link">4.1.8 Konfetti07<text:tab/>8</text:a></text:p>
          <text:p text:style-name="P6"><text:a xlink:type="simple" xlink:href="#__RefHeading___Toc1563_1545352912" text:style-name="Index_20_Link" text:visited-style-name="Index_20_Link">4.1.9 Konfetti08<text:tab/>9</text:a></text:p>
          <text:p text:style-name="P6"><text:a xlink:type="simple" xlink:href="#__RefHeading___Toc1565_1545352912" text:style-name="Index_20_Link" text:visited-style-name="Index_20_Link">4.1.10 Konfetti09<text:tab/>9</text:a></text:p>
          <text:p text:style-name="P6"><text:a xlink:type="simple" xlink:href="#__RefHeading___Toc1567_1545352912" text:style-name="Index_20_Link" text:visited-style-name="Index_20_Link">4.1.11 Konfetti10<text:tab/>9</text:a></text:p>
          <text:p text:style-name="P6"><text:a xlink:type="simple" xlink:href="#__RefHeading___Toc1569_1545352912" text:style-name="Index_20_Link" text:visited-style-name="Index_20_Link">4.1.12 Konfetti11<text:tab/>9</text:a></text:p>
          <text:p text:style-name="P6"><text:a xlink:type="simple" xlink:href="#__RefHeading___Toc1571_1545352912" text:style-name="Index_20_Link" text:visited-style-name="Index_20_Link">4.1.13 Konfetti12<text:tab/>9</text:a></text:p>
          <text:p text:style-name="P6"><text:a xlink:type="simple" xlink:href="#__RefHeading___Toc1573_1545352912" text:style-name="Index_20_Link" text:visited-style-name="Index_20_Link">4.1.14 small<text:tab/>10</text:a></text:p>
          <text:p text:style-name="P4"><text:a xlink:type="simple" xlink:href="#__RefHeading___Toc2238_4178761632" text:style-name="Index_20_Link" text:visited-style-name="Index_20_Link">5. Quellcode<text:tab/>10</text:a></text:p>
          <text:p text:style-name="P4"><text:a xlink:type="simple" xlink:href="#__RefHeading___Toc3502_3246065864" text:style-name="Index_20_Link" text:visited-style-name="Index_20_Link">Anhang<text:tab/>13</text:a></text:p>
        </text:index-body>
      </text:table-of-content>
      <text:p text:style-name="P7"/>
      <text:h text:style-name="Heading_20_1" text:outline-level="1"><text:bookmark-start text:name="__RefHeading___Toc2232_4178761632"/><text:soft-page-break/><text:span text:style-name="T5">1. </text:span>Lösungsidee<text:bookmark-end text:name="__RefHeading___Toc2232_4178761632"/></text:h>
      <text:p text:style-name="P8">Für diese Aufgabe war als erstes eine Implentierung mit Hilfe von Permutationsgeneration angedacht. Wie sich herausstellt hat diese jedoch eine Zeitkomplexität von O(n!). Deswegen wird stattdessen Simulated Annealing verwendet, ein heuristisches Approximationsverfahren, das eine bekannte Lösung für das <text:a xlink:type="simple" xlink:href="https://de.wikipedia.org/wiki/Problem_des_Handlungsreisenden" text:style-name="Internet_20_link" text:visited-style-name="Visited_20_Internet_20_Link">Eucledian Travelling Salesman Problem</text:a> ist. Der Algorithmus generiert dabei unterschiedliche Lösungen und sucht nach der besten Lösung. Simulated Annealing hebt sich von anderen Approximationsverfahren ab, da es auch schlechtere Lösungen akzeptieren kann. Dies dient dazu lokalen Minimas zu entkommen. Zusätzlich wird ein Kühlungssystem implementiert, dass dafür sorgt, dass am Ende nur noch eindeutig bessere Lösungen akzeptiert werden, während am Anfang möglichst viele verschiedene Optionen in Betracht gezogen werden. Zusätzlich werden in der Lösung weitere Tricks angewendet, die für eine schnellere Lösung sorgen. <text:span text:style-name="T6">Zu einem werden alle Spalten zuerst nach der Anzahl an True-Werten sortiert. True bedeutet in diesem Kontext, dass ein Feld entweder ein ‘y’ oder ‘?’ enthält. So werden die Spalten mit vielen True-Werten gebündelt und erhöhen damit sofort die Wahrscheinlichkeit für zwei anliegende True-Werte, also eine valide Zeile. Zusätzlich werden für größere Tabellen Gewichtelisten erstellt. Diese repräsentieren die Wahrscheinlichkeit, dass diese Spalte mit einer anderen getauscht wird. Die Gewichtelisten sind immer um die Spalte mit den meisten True-Werten zentriert, mit absteigenden Werten in beide Richtungen. Für kleinere Tabellen lohnt sich dieser Ansatz nicht und sorgt für eine langsamere Lösung. Sollte eine erste Zeile angegeben sein wird die Gewichteliste stattdessen um den Index der angegeben Zeile orientiert, dass auf beiden seiten gleich viele True-Wert zu finden sind. Dieser Index wird als Hotspot bezeichnet. Somit werden Spalten um diesen Hotspot öftern getauscht und erhöhen die Chance eine valide Lösung zu generieren. Außerdem ist es wichtig zu erwähnen, dass sobald die erste Zeile übereinstimmt nur noch Spalten mit dem gleichen Wert in der ersten Zeile getauscht werden können. Somit muss die erste Zeile nur einmal übereinstimmen und ist für den Rest des Durchlaufs sicher valide.</text:span></text:p>
      <text:p text:style-name="P8"/>
      <text:p text:style-name="P9">Anders eine deterministische Lösung die alle n! Permutationen generiert, ist mit einem Approximationsverfahren keine Lösung generiert, allerdings äußert wahrscheinlich und 1000x schneller. Allein eine Tabelle mit 100 Spalten hat 9,33e+157 mögliche Permutationen. Eine deterministische Lösung ist daher einfach nicht umsetzbar. </text:p>
      <text:h text:style-name="Heading_20_1" text:outline-level="1"><text:bookmark-start text:name="__RefHeading___Toc1523_1545352912"/>2. Laufzeitanalyse<text:bookmark-end text:name="__RefHeading___Toc1523_1545352912"/></text:h>
      <text:h text:style-name="P10" text:outline-level="1"><text:bookmark-start text:name="__RefHeading___Toc2234_4178761632"/><text:span text:style-name="T7">3</text:span>. Implementierung<text:bookmark-end text:name="__RefHeading___Toc2234_4178761632"/></text:h>
      <text:p text:style-name="P11">Um das Programm auszuführen reicht im Ordner mit der Quelldatei folgenden Befehl auszuführen.</text:p>
      <text:p text:style-name="P11"><text:span text:style-name="Source_20_Text"><text:span text:style-name="T8">Python aufgabe</text:span></text:span><text:span text:style-name="Source_20_Text"><text:span text:style-name="T9">3</text:span></text:span><text:span text:style-name="Source_20_Text"><text:span text:style-name="T8">.py “&lt;beispiel&gt;.txt”</text:span></text:span></text:p>
      <text:p text:style-name="P11">z.B. <text:span text:style-name="T10">python aufgabe1.py “</text:span><text:span text:style-name="T11">konfetti00</text:span><text:span text:style-name="T10">.tx</text:span><text:span text:style-name="T11">t</text:span><text:span text:style-name="T10">”</text:span> für Beispiel <text:span text:style-name="T12">konfetti00</text:span>.</text:p>
      <text:p text:style-name="P12">Das Programm funktioniert folgendermaßen:</text:p>
      <text:h text:style-name="Heading_20_3" text:outline-level="3"><text:bookmark-start text:name="__RefHeading___Toc1525_1545352912"/><text:soft-page-break/>3.1 is_true<text:bookmark-end text:name="__RefHeading___Toc1525_1545352912"/></text:h>
      <text:p text:style-name="Standard"><text:span text:style-name="Source_20_Text"><text:span text:style-name="T13">def is_True(string):</text:span></text:span></text:p>
      <text:p text:style-name="Standard"><text:span text:style-name="Source_20_Text"><text:span text:style-name="T13">    return string == "y" or string == '?'</text:span></text:span></text:p>
      <text:p text:style-name="Standard"><text:span text:style-name="Source_20_Text"><text:span text:style-name="T13"/></text:span></text:p>
      <text:p text:style-name="P13">Gibt zurück ob ein Feld ein True Wert ist also entweder ein ‘y’ oder ‘?’.</text:p>
      <text:h text:style-name="Heading_20_3" text:outline-level="3"><text:bookmark-start text:name="__RefHeading___Toc1527_1545352912"/>3.2 read_file<text:bookmark-end text:name="__RefHeading___Toc1527_1545352912"/></text:h>
      <text:p text:style-name="Standard"><text:span text:style-name="Source_20_Text"><text:span text:style-name="T13">def read_file():</text:span></text:span></text:p>
      <text:p text:style-name="Standard"><text:span text:style-name="Source_20_Text"><text:span text:style-name="T13">    with open(directory+filename, encoding='utf-8') as file:</text:span></text:span></text:p>
      <text:p text:style-name="Standard"><text:span text:style-name="Source_20_Text"><text:span text:style-name="T13">        content = [line.strip() for line in file.readlines()]</text:span></text:span></text:p>
      <text:p text:style-name="Standard"><text:span text:style-name="Source_20_Text"><text:span text:style-name="T13">    first_row = content[0].split()</text:span></text:span></text:p>
      <text:p text:style-name="Standard"><text:span text:style-name="Source_20_Text"><text:span text:style-name="T13">    rows = int(first_row[0])</text:span></text:span></text:p>
      <text:p text:style-name="Standard"><text:span text:style-name="Source_20_Text"><text:span text:style-name="T13">    columns = int(first_row[1])</text:span></text:span></text:p>
      <text:p text:style-name="Standard"><text:span text:style-name="Source_20_Text"><text:span text:style-name="T13">    is_line_specified = is_True(first_row[2])</text:span></text:span></text:p>
      <text:p text:style-name="Standard"><text:span text:style-name="Source_20_Text"><text:span text:style-name="T13"/></text:span></text:p>
      <text:p text:style-name="Standard"><text:span text:style-name="Source_20_Text"><text:span text:style-name="T13">    if is_line_specified:</text:span></text:span></text:p>
      <text:p text:style-name="Standard"><text:span text:style-name="Source_20_Text"><text:span text:style-name="T13">        first_line = content[-1].split()</text:span></text:span></text:p>
      <text:p text:style-name="Standard"><text:span text:style-name="Source_20_Text"><text:span text:style-name="T13">        table = [row.split() for row in content[1:-1]]</text:span></text:span></text:p>
      <text:p text:style-name="Standard"><text:span text:style-name="Source_20_Text"><text:span text:style-name="T13">    else:</text:span></text:span></text:p>
      <text:p text:style-name="Standard"><text:span text:style-name="Source_20_Text"><text:span text:style-name="T13">        first_line = []</text:span></text:span></text:p>
      <text:p text:style-name="Standard"><text:span text:style-name="Source_20_Text"><text:span text:style-name="T13">        table = [row.split() for row in content[1:]]</text:span></text:span></text:p>
      <text:p text:style-name="Standard"><text:span text:style-name="Source_20_Text"><text:span text:style-name="T13">    return rows, columns, is_line_specified, first_line, table</text:span></text:span></text:p>
      <text:p text:style-name="Standard"><text:span text:style-name="Source_20_Text"><text:span text:style-name="T13"/></text:span></text:p>
      <text:p text:style-name="P14">Liest die Beispieldatei <text:span text:style-name="T14">mit Hilfe von open() </text:span>ein und gibt die wichtigsten Informationen zurück:</text:p>
      <text:p text:style-name="P14">Anzahl an Reihen, Anzahl an Spalten, ob eine erste Zeile spezifiert ist, die erste Zeile, die komplette Tabelle ohne erste Zeile, wenn spezifiert.</text:p>
      <text:h text:style-name="Heading_20_3" text:outline-level="3"><text:bookmark-start text:name="__RefHeading___Toc1529_1545352912"/>3.3 valid<text:span text:style-name="T15">_</text:span>lines<text:bookmark-end text:name="__RefHeading___Toc1529_1545352912"/></text:h>
      <text:p text:style-name="Standard"><text:span text:style-name="Source_20_Text"><text:span text:style-name="T13">def valid_lines(table):</text:span></text:span></text:p>
      <text:p text:style-name="Standard"><text:span text:style-name="Source_20_Text"><text:span text:style-name="T13">    for row in table:</text:span></text:span></text:p>
      <text:p text:style-name="Standard"><text:span text:style-name="Source_20_Text"><text:span text:style-name="T13">        count = sum(1 for cell in row if is_True(cell))</text:span></text:span></text:p>
      <text:p text:style-name="Standard"><text:span text:style-name="Source_20_Text"><text:span text:style-name="T13">        if count &lt; 2:</text:span></text:span></text:p>
      <text:p text:style-name="Standard"><text:span text:style-name="Source_20_Text"><text:span text:style-name="T13">            return False</text:span></text:span></text:p>
      <text:p text:style-name="Standard"><text:span text:style-name="Source_20_Text"><text:span text:style-name="T13">    return True</text:span></text:span></text:p>
      <text:p text:style-name="P15"/>
      <text:p text:style-name="P15">Überprüft ob jede Zeile mindestens zwei True-Werte hat. Wenn das nicht der Fall ist kann keine eine valide Anordnung gefunden keine. <text:span text:style-name="T16">Dafür wird über jedes Feld iteriert und der Wert überprüft.</text:span></text:p>
      <text:h text:style-name="Heading_20_3" text:outline-level="3"><text:bookmark-start text:name="__RefHeading___Toc1531_1545352912"/>3.4 is_valid<text:bookmark-end text:name="__RefHeading___Toc1531_1545352912"/></text:h>
      <text:p text:style-name="Standard"><text:span text:style-name="Source_20_Text"><text:span text:style-name="T13">def is_valid(table):</text:span></text:span></text:p>
      <text:p text:style-name="Standard"><text:span text:style-name="Source_20_Text"><text:span text:style-name="T13">    if is_line_specified:</text:span></text:span></text:p>
      <text:p text:style-name="Standard"><text:span text:style-name="Source_20_Text"><text:span text:style-name="T13">        if first_line != table[0]:</text:span></text:span></text:p>
      <text:p text:style-name="Standard"><text:span text:style-name="Source_20_Text"><text:span text:style-name="T13">            return False</text:span></text:span></text:p>
      <text:p text:style-name="Standard"><text:span text:style-name="Source_20_Text"><text:span text:style-name="T13">    for row in table:</text:span></text:span></text:p>
      <text:p text:style-name="Standard"><text:span text:style-name="Source_20_Text"><text:span text:style-name="T13">        half = len(row) // 2</text:span></text:span></text:p>
      <text:p text:style-name="Standard"><text:span text:style-name="Source_20_Text"><text:span text:style-name="T13">        count = sum(is_True(cell) for cell in row)</text:span></text:span></text:p>
      <text:p text:style-name="Standard"><text:span text:style-name="Source_20_Text"><text:span text:style-name="T13">        if count &gt; half: # If there are more than 50% trues than there have to be 2 adjacent.</text:span></text:span></text:p>
      <text:p text:style-name="Standard"><text:span text:style-name="Source_20_Text"><text:span text:style-name="T13">            continue</text:span></text:span></text:p>
      <text:p text:style-name="Standard"><text:span text:style-name="Source_20_Text"><text:span text:style-name="T13">        if not any(is_True(a) and is_True(b) for a, b in zip(row, row[1:])):</text:span></text:span></text:p>
      <text:p text:style-name="Standard"><text:span text:style-name="Source_20_Text"><text:span text:style-name="T13">            return False </text:span></text:span></text:p>
      <text:p text:style-name="Standard"><text:span text:style-name="Source_20_Text"><text:span text:style-name="T13">    return True</text:span></text:span></text:p>
      <text:p text:style-name="P16"><text:soft-page-break/>Überprüft ob eine Tabelle valide ist, also ob jede Zeile mindestens zwei zusammenhängende True-Werte hat und wenn nötig eine bestimmte erste Zeile hat.</text:p>
      <text:h text:style-name="Heading_20_3" text:outline-level="3"><text:bookmark-start text:name="__RefHeading___Toc1533_1545352912"/>3.5 score_table<text:bookmark-end text:name="__RefHeading___Toc1533_1545352912"/></text:h>
      <text:p text:style-name="Standard"><text:span text:style-name="Source_20_Text"><text:span text:style-name="T13">def score_table(table):</text:span></text:span></text:p>
      <text:p text:style-name="Standard"><text:span text:style-name="Source_20_Text"><text:span text:style-name="T13">    total_score = 0</text:span></text:span></text:p>
      <text:p text:style-name="Standard"><text:span text:style-name="Source_20_Text"><text:span text:style-name="T13">    for row in table:</text:span></text:span></text:p>
      <text:p text:style-name="Standard"><text:span text:style-name="Source_20_Text"><text:span text:style-name="T13">        valid_cells = sum(is_True(cell) for cell in row)</text:span></text:span></text:p>
      <text:p text:style-name="Standard"><text:span text:style-name="Source_20_Text"><text:span text:style-name="T13">        row_score = valid_cells * 0.5</text:span></text:span></text:p>
      <text:p text:style-name="Standard"><text:span text:style-name="Source_20_Text"><text:span text:style-name="T13">        </text:span></text:span></text:p>
      <text:p text:style-name="Standard"><text:span text:style-name="Source_20_Text"><text:span text:style-name="T13">        row_score += sum(1 for a, b in zip(row, row[1:]) if is_True(a) and is_True(b))</text:span></text:span></text:p>
      <text:p text:style-name="Standard"><text:span text:style-name="Source_20_Text"><text:span text:style-name="T13">        total_score += row_score</text:span></text:span></text:p>
      <text:p text:style-name="Standard"><text:span text:style-name="Source_20_Text"><text:span text:style-name="T13">    return total_score</text:span></text:span></text:p>
      <text:p text:style-name="P16">Kalkuliert einen Score für eine Tabelle. Jede valide Zelle erhält 0,5 Punkte und jedes Paar an validen Zellen entspricht 1 Punkt.</text:p>
      <text:h text:style-name="Heading_20_3" text:outline-level="3"><text:bookmark-start text:name="__RefHeading___Toc1535_1545352912"/>3.6 find_hotspot<text:bookmark-end text:name="__RefHeading___Toc1535_1545352912"/></text:h>
      <text:p text:style-name="Standard"><text:span text:style-name="Source_20_Text"><text:span text:style-name="T13">def find_hotspot(lst):</text:span></text:span></text:p>
      <text:p text:style-name="Standard"><text:span text:style-name="Source_20_Text"><text:span text:style-name="T13">    n = len(lst)</text:span></text:span></text:p>
      <text:p text:style-name="Standard"><text:span text:style-name="Source_20_Text"><text:span text:style-name="T13">    min_diff = float('inf')</text:span></text:span></text:p>
      <text:p text:style-name="Standard"><text:span text:style-name="Source_20_Text"><text:span text:style-name="T13">    hotspot_index = -1</text:span></text:span></text:p>
      <text:p text:style-name="Standard"><text:span text:style-name="Source_20_Text"><text:span text:style-name="T13"/></text:span></text:p>
      <text:p text:style-name="Standard"><text:span text:style-name="Source_20_Text"><text:span text:style-name="T13">    for i in range(n):</text:span></text:span></text:p>
      <text:p text:style-name="Standard"><text:span text:style-name="Source_20_Text"><text:span text:style-name="T13">        left_count = sum(1 for x in lst[:i] if is_True(x))</text:span></text:span></text:p>
      <text:p text:style-name="Standard"><text:span text:style-name="Source_20_Text"><text:span text:style-name="T13">        right_count = sum(1 for x in lst[i+1:] if is_True(x))</text:span></text:span></text:p>
      <text:p text:style-name="Standard"><text:span text:style-name="Source_20_Text"><text:span text:style-name="T13">        </text:span></text:span></text:p>
      <text:p text:style-name="Standard"><text:span text:style-name="Source_20_Text"><text:span text:style-name="T13">        diff = abs(left_count - right_count)</text:span></text:span></text:p>
      <text:p text:style-name="Standard"><text:span text:style-name="Source_20_Text"><text:span text:style-name="T13"/></text:span></text:p>
      <text:p text:style-name="Standard"><text:span text:style-name="Source_20_Text"><text:span text:style-name="T13">        if diff &lt; min_diff:</text:span></text:span></text:p>
      <text:p text:style-name="Standard"><text:span text:style-name="Source_20_Text"><text:span text:style-name="T13">            min_diff = diff</text:span></text:span></text:p>
      <text:p text:style-name="Standard"><text:span text:style-name="Source_20_Text"><text:span text:style-name="T13">            hotspot_index = i</text:span></text:span></text:p>
      <text:p text:style-name="Standard"><text:span text:style-name="Source_20_Text"><text:span text:style-name="T13">            </text:span></text:span></text:p>
      <text:p text:style-name="Standard"><text:span text:style-name="Source_20_Text"><text:span text:style-name="T13">    return hotspot_index</text:span></text:span></text:p>
      <text:p text:style-name="P17">Findet den Hotspot in einer <text:span text:style-name="T17">Liste bzw. </text:span>Zeile. Hotspot bedeutet, dass in beide Richtungen gleich viele True-Werte aufzufinden sind. Der Hotspot hat damit also die höchste Konzentration an True-Werten um sich herum.</text:p>
      <text:h text:style-name="Heading_20_3" text:outline-level="3"><text:bookmark-start text:name="__RefHeading___Toc1537_1545352912"/>3.7 weighted_index<text:bookmark-end text:name="__RefHeading___Toc1537_1545352912"/></text:h>
      <text:p text:style-name="Standard"><text:span text:style-name="Source_20_Text"><text:span text:style-name="T13">def weighted_index(lst):</text:span></text:span></text:p>
      <text:p text:style-name="Standard"><text:span text:style-name="Source_20_Text"><text:span text:style-name="T13">    hotspot = find_hotspot(lst)</text:span></text:span></text:p>
      <text:p text:style-name="Standard"><text:span text:style-name="Source_20_Text"><text:span text:style-name="T13">    n = len(lst)</text:span></text:span></text:p>
      <text:p text:style-name="Standard"><text:span text:style-name="Source_20_Text"><text:span text:style-name="T13">    weights = [0] * n</text:span></text:span></text:p>
      <text:p text:style-name="Standard"><text:span text:style-name="Source_20_Text"><text:span text:style-name="T13">    </text:span></text:span></text:p>
      <text:p text:style-name="Standard"><text:span text:style-name="Source_20_Text"><text:span text:style-name="T13">    if hotspot == -1:</text:span></text:span></text:p>
      <text:p text:style-name="Standard"><text:span text:style-name="Source_20_Text"><text:span text:style-name="T13">        return weights</text:span></text:span></text:p>
      <text:p text:style-name="Standard"><text:span text:style-name="Source_20_Text"><text:span text:style-name="T13">    </text:span></text:span></text:p>
      <text:p text:style-name="Standard"><text:span text:style-name="Source_20_Text"><text:span text:style-name="T13">    max_weight = n // 2</text:span></text:span></text:p>
      <text:p text:style-name="Standard"><text:span text:style-name="Source_20_Text"><text:span text:style-name="T13">    for i in range(n):</text:span></text:span></text:p>
      <text:p text:style-name="Standard"><text:span text:style-name="Source_20_Text"><text:span text:style-name="T13">        weights[i] = max(0, max_weight - abs(hotspot - i))</text:span></text:span></text:p>
      <text:p text:style-name="Standard"><text:span text:style-name="Source_20_Text"><text:span text:style-name="T13">    </text:span></text:span></text:p>
      <text:p text:style-name="Standard"><text:span text:style-name="Source_20_Text"><text:span text:style-name="T13">    return weights</text:span></text:span></text:p>
      <text:p text:style-name="P18">Gibt eine Liste zurück die n Werte hat, die Gewichten entsprechen. Die Gewichte sind um den Hotspot herum ausgelegt so, dass der Hotspot das höchste Gewicht hat und die Gewichte in beide Richtungen langsam abschwachen.</text:p>
      <text:h text:style-name="P19" text:outline-level="3"><text:bookmark-start text:name="__RefHeading___Toc1539_1545352912"/><text:soft-page-break/>3.8 random_index<text:bookmark-end text:name="__RefHeading___Toc1539_1545352912"/></text:h>
      <text:p text:style-name="Standard"><text:span text:style-name="Source_20_Text"><text:span text:style-name="T13">def random_index(weights):</text:span></text:span></text:p>
      <text:p text:style-name="Standard"><text:span text:style-name="Source_20_Text"><text:span text:style-name="T13">    total_weight = sum(weights)</text:span></text:span></text:p>
      <text:p text:style-name="Standard"><text:span text:style-name="Source_20_Text"><text:span text:style-name="T13">    </text:span></text:span></text:p>
      <text:p text:style-name="Standard"><text:span text:style-name="Source_20_Text"><text:span text:style-name="T13">    if total_weight == 0: </text:span></text:span></text:p>
      <text:p text:style-name="Standard"><text:span text:style-name="Source_20_Text"><text:span text:style-name="T13">        return random.randint(0, len(weights) - 1)</text:span></text:span></text:p>
      <text:p text:style-name="Standard"><text:span text:style-name="Source_20_Text"><text:span text:style-name="T13">    </text:span></text:span></text:p>
      <text:p text:style-name="Standard"><text:span text:style-name="Source_20_Text"><text:span text:style-name="T13">    chosen_index = random.choices(range(len(weights)), weights=weights)[0]</text:span></text:span></text:p>
      <text:p text:style-name="Standard"><text:span text:style-name="Source_20_Text"><text:span text:style-name="T13">    return chosen_index</text:span></text:span></text:p>
      <text:p text:style-name="P20">Gibt einen zufälligen Index zurück. Die Wahrscheinlichkeit für einen Index gewählt zu werden basiert auf seinem Gewicht. Indeces mit höhere Gewichten haben eine höhere Chance gewählt zu werden.</text:p>
      <text:h text:style-name="Heading_20_3" text:outline-level="3"><text:bookmark-start text:name="__RefHeading___Toc1541_1545352912"/>3.9 simulated_annealing<text:bookmark-end text:name="__RefHeading___Toc1541_1545352912"/></text:h>
      <text:p text:style-name="Standard"><text:span text:style-name="Source_20_Text"><text:span text:style-name="T13">def simulated_annealing(col_table, max_time=30, initial_temp=100.0, cooling_rate=0.95):</text:span></text:span></text:p>
      <text:p text:style-name="Standard"><text:span text:style-name="Source_20_Text"><text:span text:style-name="T13">    if is_line_specified:</text:span></text:span></text:p>
      <text:p text:style-name="Standard"><text:span text:style-name="Source_20_Text"><text:span text:style-name="T13">        column_sums = [sum(1 for cell in col if is_True(cell)) for col in col_table]</text:span></text:span></text:p>
      <text:p text:style-name="Standard"><text:span text:style-name="Source_20_Text"><text:span text:style-name="T13">        col_table = sorted(</text:span></text:span></text:p>
      <text:p text:style-name="Standard"><text:span text:style-name="Source_20_Text"><text:span text:style-name="T13">            col_table,</text:span></text:span></text:p>
      <text:p text:style-name="Standard"><text:span text:style-name="Source_20_Text"><text:span text:style-name="T13">            key=lambda col: (column_sums[col_table.index(col)], -abs(find_hotspot(first_line) - col_table.index(col))),</text:span></text:span></text:p>
      <text:p text:style-name="Standard"><text:span text:style-name="Source_20_Text"><text:span text:style-name="T13">            reverse=True</text:span></text:span></text:p>
      <text:p text:style-name="Standard"><text:span text:style-name="Source_20_Text"><text:span text:style-name="T13">        )</text:span></text:span></text:p>
      <text:p text:style-name="Standard"><text:span text:style-name="Source_20_Text"><text:span text:style-name="T13">    else:</text:span></text:span></text:p>
      <text:p text:style-name="Standard"><text:span text:style-name="Source_20_Text"><text:span text:style-name="T13">        col_table = sorted(col_table, key=lambda x: sum(1 for cell in x if is_True(cell)), reverse=True)</text:span></text:span></text:p>
      <text:p text:style-name="Standard"><text:span text:style-name="Source_20_Text"><text:span text:style-name="T13">    if is_valid(list(zip(*col_table))):</text:span></text:span></text:p>
      <text:p text:style-name="Standard"><text:span text:style-name="Source_20_Text"><text:span text:style-name="T13">        return col_table</text:span></text:span></text:p>
      <text:p text:style-name="Standard"><text:span text:style-name="Source_20_Text"><text:span text:style-name="T13">    </text:span></text:span></text:p>
      <text:p text:style-name="Standard"><text:span text:style-name="Source_20_Text"><text:span text:style-name="T13">    current_table = col_table</text:span></text:span></text:p>
      <text:p text:style-name="Standard"><text:span text:style-name="Source_20_Text"><text:span text:style-name="T13">    current_score = score_table(list(zip(*current_table)))</text:span></text:span></text:p>
      <text:p text:style-name="Standard"><text:span text:style-name="Source_20_Text"><text:span text:style-name="T13">    best_table = current_table</text:span></text:span></text:p>
      <text:p text:style-name="Standard"><text:span text:style-name="Source_20_Text"><text:span text:style-name="T13">    best_score = current_score</text:span></text:span></text:p>
      <text:p text:style-name="Standard"><text:span text:style-name="Source_20_Text"><text:span text:style-name="T13">    temperature = initial_temp</text:span></text:span></text:p>
      <text:p text:style-name="Standard"><text:span text:style-name="Source_20_Text"><text:span text:style-name="T13">    if is_line_specified:</text:span></text:span></text:p>
      <text:p text:style-name="Standard"><text:span text:style-name="Source_20_Text"><text:span text:style-name="T13">        weights = weighted_index(first_line)</text:span></text:span></text:p>
      <text:p text:style-name="Standard"><text:span text:style-name="Source_20_Text"><text:span text:style-name="T13">    else:</text:span></text:span></text:p>
      <text:p text:style-name="Standard"><text:span text:style-name="Source_20_Text"><text:span text:style-name="T13">        weights = [len(current_table[0])-i+1 for i in range(len(current_table[0]))]</text:span></text:span></text:p>
      <text:p text:style-name="Standard"><text:span text:style-name="Source_20_Text"><text:span text:style-name="T13"/></text:span></text:p>
      <text:p text:style-name="Standard"><text:span text:style-name="Source_20_Text"><text:span text:style-name="T13">    while time.time() - start_time &lt; max_time:</text:span></text:span></text:p>
      <text:p text:style-name="Standard"><text:span text:style-name="Source_20_Text"><text:span text:style-name="T13">        new_table = current_table[:]</text:span></text:span></text:p>
      <text:p text:style-name="Standard"><text:span text:style-name="Source_20_Text"><text:span text:style-name="T13">        while True:</text:span></text:span></text:p>
      <text:p text:style-name="Standard"><text:span text:style-name="Source_20_Text"><text:span text:style-name="T13">            if len(new_table) &lt; 500:</text:span></text:span></text:p>
      <text:p text:style-name="Standard"><text:span text:style-name="Source_20_Text"><text:span text:style-name="T13">                a = random.randint(0, len(new_table) - 1)</text:span></text:span></text:p>
      <text:p text:style-name="Standard"><text:span text:style-name="Source_20_Text"><text:span text:style-name="T13">                b = random.randint(0, len(new_table) - 1)</text:span></text:span></text:p>
      <text:p text:style-name="Standard"><text:span text:style-name="Source_20_Text"><text:span text:style-name="T13">            else:</text:span></text:span></text:p>
      <text:p text:style-name="Standard"><text:span text:style-name="Source_20_Text"><text:span text:style-name="T13">                a = random_index(weights)</text:span></text:span></text:p>
      <text:p text:style-name="Standard"><text:span text:style-name="Source_20_Text"><text:span text:style-name="T13">                b = random_index(weights)</text:span></text:span></text:p>
      <text:p text:style-name="Standard"><text:span text:style-name="Source_20_Text"><text:span text:style-name="T13">            if a != b:</text:span></text:span></text:p>
      <text:p text:style-name="Standard"><text:span text:style-name="Source_20_Text"><text:span text:style-name="T13">                break</text:span></text:span></text:p>
      <text:p text:style-name="Standard"><text:span text:style-name="Source_20_Text"><text:span text:style-name="T13"/></text:span></text:p>
      <text:p text:style-name="Standard"><text:span text:style-name="Source_20_Text"><text:span text:style-name="T13">        if is_line_specified:</text:span></text:span></text:p>
      <text:p text:style-name="Standard"><text:span text:style-name="Source_20_Text"><text:span text:style-name="T13">            current_rows = [list(row) for row in zip(*new_table)]</text:span></text:span></text:p>
      <text:p text:style-name="Standard"><text:span text:style-name="Source_20_Text"><text:span text:style-name="T13">            if first_line == current_rows[0]:</text:span></text:span></text:p>
      <text:p text:style-name="Standard"><text:span text:style-name="Source_20_Text"><text:span text:style-name="T13">                while True:</text:span></text:span></text:p>
      <text:p text:style-name="Standard"><text:span text:style-name="Source_20_Text"><text:span text:style-name="T13">                    if new_table[a][0] == new_table[b][0]:</text:span></text:span></text:p>
      <text:p text:style-name="Standard"><text:span text:style-name="Source_20_Text"><text:span text:style-name="T13">                        break</text:span></text:span></text:p>
      <text:p text:style-name="Standard"><text:span text:style-name="Source_20_Text"><text:span text:style-name="T13">                    a = random_index(weights)</text:span></text:span></text:p>
      <text:p text:style-name="Standard"><text:span text:style-name="Source_20_Text"><text:span text:style-name="T13">                    b = random_index(weights)</text:span></text:span></text:p>
      <text:p text:style-name="Standard"><text:span text:style-name="Source_20_Text"><text:span text:style-name="T13"/></text:span></text:p>
      <text:p text:style-name="Standard"><text:span text:style-name="Source_20_Text"><text:span text:style-name="T13">        new_table[a], new_table[b] = new_table[b], new_table[a]</text:span></text:span></text:p>
      <text:p text:style-name="Standard"><text:soft-page-break/><text:span text:style-name="Source_20_Text"><text:span text:style-name="T13">        </text:span></text:span></text:p>
      <text:p text:style-name="Standard"><text:span text:style-name="Source_20_Text"><text:span text:style-name="T13">        new_rows = [list(row) for row in zip(*new_table)]</text:span></text:span></text:p>
      <text:p text:style-name="Standard"><text:span text:style-name="Source_20_Text"><text:span text:style-name="T13">        new_score = score_table(new_rows)</text:span></text:span></text:p>
      <text:p text:style-name="Standard"><text:span text:style-name="Source_20_Text"><text:span text:style-name="T13">        </text:span></text:span></text:p>
      <text:p text:style-name="Standard"><text:span text:style-name="Source_20_Text"><text:span text:style-name="T13">        delta = new_score - current_score</text:span></text:span></text:p>
      <text:p text:style-name="Standard"><text:span text:style-name="Source_20_Text"><text:span text:style-name="T13">        if delta &gt; 0 or math.exp(delta / temperature) &gt; random.random():</text:span></text:span></text:p>
      <text:p text:style-name="Standard"><text:span text:style-name="Source_20_Text"><text:span text:style-name="T13">            current_table = new_table</text:span></text:span></text:p>
      <text:p text:style-name="Standard"><text:span text:style-name="Source_20_Text"><text:span text:style-name="T13">            current_score = new_score</text:span></text:span></text:p>
      <text:p text:style-name="Standard"><text:span text:style-name="Source_20_Text"><text:span text:style-name="T13">            if new_score &gt; best_score:</text:span></text:span></text:p>
      <text:p text:style-name="Standard"><text:span text:style-name="Source_20_Text"><text:span text:style-name="T13">                best_table = new_table</text:span></text:span></text:p>
      <text:p text:style-name="Standard"><text:span text:style-name="Source_20_Text"><text:span text:style-name="T13">                best_score = new_score</text:span></text:span></text:p>
      <text:p text:style-name="Standard"><text:span text:style-name="Source_20_Text"><text:span text:style-name="T13"/></text:span></text:p>
      <text:p text:style-name="Standard"><text:span text:style-name="Source_20_Text"><text:span text:style-name="T13">        temperature *= cooling_rate</text:span></text:span></text:p>
      <text:p text:style-name="Standard"><text:span text:style-name="Source_20_Text"><text:span text:style-name="T13">        if temperature &lt; 1e-3:</text:span></text:span></text:p>
      <text:p text:style-name="Standard"><text:span text:style-name="Source_20_Text"><text:span text:style-name="T13">            temperature = initial_temp </text:span></text:span></text:p>
      <text:p text:style-name="Standard"><text:span text:style-name="Source_20_Text"><text:span text:style-name="T13"/></text:span></text:p>
      <text:p text:style-name="Standard"><text:span text:style-name="Source_20_Text"><text:span text:style-name="T13">        if is_valid(new_rows):</text:span></text:span></text:p>
      <text:p text:style-name="Standard"><text:span text:style-name="Source_20_Text"><text:span text:style-name="T13">            print(new_table)</text:span></text:span></text:p>
      <text:p text:style-name="Standard"><text:span text:style-name="Source_20_Text"><text:span text:style-name="T13">            return new_table</text:span></text:span></text:p>
      <text:p text:style-name="Standard"><text:span text:style-name="Source_20_Text"><text:span text:style-name="T13"/></text:span></text:p>
      <text:p text:style-name="Standard"><text:span text:style-name="Source_20_Text"><text:span text:style-name="T13">    return best_table</text:span></text:span></text:p>
      <text:p text:style-name="Standard"><text:span text:style-name="Source_20_Text"><text:span text:style-name="T13"/></text:span></text:p>
      <text:p text:style-name="P21">Eine Implementierung eines Simulated Annealing Algorithmus. Es werden langsam bessere Lösungen generiert. Dafür werden immer zwei zufällige Spalten getauscht und dann überprüft ob die entstande Tabelle einen höheren Score hat als die vorherige. Sollte inzwischen eine valide Lösungen gefunden werden, wird der Prozess abgebrochen und diese Lösung zurückgegeben. Ansonsten wird nach MAX_TIME die Lösung mit dem höchsten Score zurückgegeben.</text:p>
      <text:h text:style-name="Heading_20_3" text:outline-level="3"><text:bookmark-start text:name="__RefHeading___Toc1543_1545352912"/>3.10 Funktionsaufruf<text:bookmark-end text:name="__RefHeading___Toc1543_1545352912"/></text:h>
      <text:p text:style-name="Standard"><text:span text:style-name="Source_20_Text"><text:span text:style-name="T13">rows, columns, is_line_specified, first_line, table = read_file()</text:span></text:span></text:p>
      <text:p text:style-name="Standard"><text:span text:style-name="Source_20_Text"><text:span text:style-name="T13">if not valid_lines(table):</text:span></text:span></text:p>
      <text:p text:style-name="Standard"><text:span text:style-name="Source_20_Text"><text:span text:style-name="T13">    print("Not a valid input")</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Not a valid input!")</text:span></text:span></text:p>
      <text:p text:style-name="Standard"><text:span text:style-name="Source_20_Text"><text:span text:style-name="T13">else:</text:span></text:span></text:p>
      <text:p text:style-name="Standard"><text:span text:style-name="Source_20_Text"><text:span text:style-name="T13">    col_table = [list(col) for col in zip(*table)]</text:span></text:span></text:p>
      <text:p text:style-name="Standard"><text:span text:style-name="Source_20_Text"><text:span text:style-name="T13">    result_table = simulated_annealing(col_table)</text:span></text:span></text:p>
      <text:p text:style-name="Standard"><text:span text:style-name="Source_20_Text"><text:span text:style-name="T13">    row_table = [list(row) for row in zip(*result_table)]</text:span></text:span></text:p>
      <text:p text:style-name="Standard"><text:span text:style-name="Source_20_Text"><text:span text:style-name="T13"/></text:span></text:p>
      <text:p text:style-name="Standard"><text:span text:style-name="Source_20_Text"><text:span text:style-name="T13">    end_time = time.time()</text:span></text:span></text:p>
      <text:p text:style-name="Standard"><text:span text:style-name="Source_20_Text"><text:span text:style-name="T13">    runtime = end_time - start_time</text:span></text:span></text:p>
      <text:p text:style-name="Standard"><text:span text:style-name="Source_20_Text"><text:span text:style-name="T13">    print(f"Runtime: {runtime} seconds")</text:span></text:span></text:p>
      <text:p text:style-name="Standard"><text:span text:style-name="Source_20_Text"><text:span text:style-name="T13"/></text:span></text:p>
      <text:p text:style-name="Standard"><text:span text:style-name="Source_20_Text"><text:span text:style-name="T13">    start_string = "No solution found in"</text:span></text:span></text:p>
      <text:p text:style-name="Standard"><text:span text:style-name="Source_20_Text"><text:span text:style-name="T13">    if is_valid(row_table):</text:span></text:span></text:p>
      <text:p text:style-name="Standard"><text:span text:style-name="Source_20_Text"><text:span text:style-name="T13">        start_string = "Solution found in"</text:span></text:span></text:p>
      <text:p text:style-name="Standard"><text:span text:style-name="Source_20_Text"><text:span text:style-name="T13">        print("Solution found")</text:span></text:span></text:p>
      <text:p text:style-name="Standard"><text:span text:style-name="Source_20_Text"><text:span text:style-name="T13">    </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f"{start_string} {runtime}s:\n{row_table}")</text:span></text:span></text:p>
      <text:p text:style-name="P22">Nutzt alle vorher erklärten Funktionen und ruft sie in der richtigen Reihenfolge auf. Zusätzlich wird die Laufzeit gemessen und zusammen mit der Lösung oder Fehlermeldungen in die Ausgabedatei mit open() geschrieben.</text:p>
      <text:h text:style-name="Heading_20_1" text:outline-level="1"><text:bookmark-start text:name="__RefHeading___Toc2236_4178761632"/><text:soft-page-break/><text:span text:style-name="T18">4</text:span><text:span text:style-name="T19">. </text:span>Beispiele<text:bookmark-end text:name="__RefHeading___Toc2236_4178761632"/></text:h>
      <text:p text:style-name="P23">Für Teilaufgabe a) konnten für alle gewünschten Beispiele, außer konfetti12, eine Lösung generiert werden.</text:p>
      <text:p text:style-name="P24">Alle Tests wurden auf einem Laptop mit den folgenden Spezifikationen durchgeführt:</text:p>
      <text:p text:style-name="P24">OS: Windows 11</text:p>
      <text:p text:style-name="P24">CPU: Intel Pentium Silver N600 @1.10GhZ</text:p>
      <text:p text:style-name="P24">RAM: 4 GB</text:p>
      <text:p text:style-name="P24">GPU: Intel UHD Graphics</text:p>
      <text:p text:style-name="P24">Python: 3.9.13</text:p>
      <text:p text:style-name="P24"/>
      <text:p text:style-name="P23">Alle Ausgaben folgen dem folgenden Muster:</text:p>
      <text:p text:style-name="P23">Die erste Zeile sagt aus ob eine Lösung gefunden wurde und in welcher Zeit. <text:span text:style-name="T20">Die zweite Zeile </text:span><text:span text:style-name="T21">ist die valide / beste Tabelle, welche als genestete Liste der Reihen dargestellt ist.</text:span></text:p>
      <text:p text:style-name="P25">Da manche Lösungsausgaben extrem lang sind, nur ein kleiner Abschnitt abgebildet. Die volle Ausgabe kann i<text:span text:style-name="T22">m Ordner ./ausgaben</text:span> gefunden werden.</text:p>
      <text:h text:style-name="Heading_20_3" text:outline-level="3"><text:bookmark-start text:name="__RefHeading___Toc1545_1545352912"/><text:span text:style-name="T23">4.1 </text:span>Teilaufgabe a)<text:bookmark-end text:name="__RefHeading___Toc1545_1545352912"/></text:h>
      <text:h text:style-name="P26" text:outline-level="4"><text:bookmark-start text:name="__RefHeading___Toc1547_1545352912"/><text:span text:style-name="T23">4.1.1 </text:span>Konfetti00<text:bookmark-end text:name="__RefHeading___Toc1547_1545352912"/></text:h>
      <text:p text:style-name="P27">Not a valid input!</text:p>
      <text:p text:style-name="P25"/>
      <text:p text:style-name="P25">Da Konfetti00 nicht in jeder Zeile mindestens zwei True-Werte enthält kann keine valide Lösung gefunden werden.</text:p>
      <text:h text:style-name="Heading_20_4" text:outline-level="4"><text:bookmark-start text:name="__RefHeading___Toc1549_1545352912"/><text:span text:style-name="T23">4.1.2 </text:span>Konfetti01<text:bookmark-end text:name="__RefHeading___Toc1549_1545352912"/></text:h>
      <text:p text:style-name="Text_20_body">Solution found in 0.056147098541259766s:</text:p>
      <text:p text:style-name="Text_20_body">[['y', 'y', 'y', 'n', 'y', 'y', 'y', 'y', 'n'], ['y', 'y', 'y', 'y', 'y', 'y', 'y', 'y', 'y'], ['y', 'y', 'y', 'y', 'n', 'n', 'n', 'n', 'n'], ['n', 'n', 'y', 'y', 'n', 'n', 'n', 'n', 'n'], ['y', 'y', 'n', 'n', 'y', 'y', 'n', 'n', 'n']]</text:p>
      <text:h text:style-name="Heading_20_4" text:outline-level="4"><text:bookmark-start text:name="__RefHeading___Toc1551_1545352912"/><text:span text:style-name="T23">4.1.3 </text:span>Konfetti02<text:bookmark-end text:name="__RefHeading___Toc1551_1545352912"/></text:h>
      <text:p text:style-name="Text_20_body">Solution found in 0.05780601501464844s:</text:p>
      <text:p text:style-name="Text_20_body">[['n', 'y', 'n', 'n', 'y', 'y', 'n', 'n', 'y'], ['n', 'n', 'y', 'y', 'n', 'n', 'n', 'n', 'n'], ['n', 'n', 'n', 'n', 'n', 'y', 'y', 'n', 'n'], ['y', 'n', 'n', 'n', 'y', 'y', 'n', 'n', 'y'], ['n', 'n', 'n', 'n', 'n', 'n', 'n', 'y', 'y']]</text:p>
      <text:h text:style-name="Heading_20_4" text:outline-level="4"><text:bookmark-start text:name="__RefHeading___Toc1553_1545352912"/><text:soft-page-break/><text:span text:style-name="T23">4.1.4 </text:span>Konfetti03<text:bookmark-end text:name="__RefHeading___Toc1553_1545352912"/></text:h>
      <text:p text:style-name="Text_20_body">Not a valid input!</text:p>
      <text:h text:style-name="Heading_20_4" text:outline-level="4"><text:bookmark-start text:name="__RefHeading___Toc1555_1545352912"/><text:span text:style-name="T23">4.1.5 </text:span>Konfetti04<text:bookmark-end text:name="__RefHeading___Toc1555_1545352912"/></text:h>
      <text:p text:style-name="Text_20_body">Solution found in 0.07928824424743652s:</text:p>
      <text:p text:style-name="Text_20_body">[['n', 'n', 'y', 'y', 'n', 'n', 'n', 'n', 'n', 'n', 'n', 'y', 'n', 'n', 'n', 'n', 'n'], ['y', 'y', 'n', 'n', 'n', 'y', 'y', 'n', 'n', 'n', 'n', 'n', 'y', 'y', 'y', 'n', 'n'], ['n', 'n', 'n', 'n', 'n', 'n', 'n', 'n', 'y', 'y', 'n', 'n', 'n', 'n', 'n', 'n', 'n'], ['y', 'y', 'n', 'n', 'n', 'n', 'y', 'n', 'n', 'n', 'n', 'n', 'n', 'y', 'n', 'n', 'n'], ['y', 'n', 'y', 'y', 'y', 'y', 'n', 'y', 'y', 'y', 'n', 'y', 'n', 'y', 'n', 'y', 'y'], ['n', 'n', 'n', 'n', 'y', 'n', 'n', 'y', 'y', 'y', 'n', 'n', 'n', 'n', 'n', 'n', 'n'], ['n', 'n', 'y', 'y', 'n', 'n', 'n', 'n', 'n', 'n', 'n', 'n', 'n', 'n', 'n', 'n', 'y']]</text:p>
      <text:h text:style-name="Heading_20_4" text:outline-level="4"><text:bookmark-start text:name="__RefHeading___Toc1557_1545352912"/><text:span text:style-name="T23">4.1.6 </text:span>Konfetti05<text:bookmark-end text:name="__RefHeading___Toc1557_1545352912"/></text:h>
      <text:p text:style-name="Text_20_body">Solution found in 1.0319616794586182s:</text:p>
      <text:p text:style-name="Text_20_body">[['y', 'y', 'n', 'y', 'y', 'y', 'y', 'y', 'y', 'n', 'y', 'y', 'y', 'n', 'n', 'n', 'n', 'y', 'y', 'n', 'n', 'n', 'y', 'n', 'y', 'y', 'y', 'n', 'n', 'y', 'y', 'y', 'y', 'y', 'y', 'y', 'y', 'y', 'y', 'n', 'y', 'y', 'n', 'n', 'n', 'n', 'y', 'n', 'n', 'y', 'y', 'y', 'n', 'y', 'y', 'y', 'y', 'y', 'y', 'y', 'y', 'y', 'y', 'n', 'n', 'y', 'y', 'n', 'n', 'y', 'y', 'y', 'y', 'y', 'n', 'y', 'y', 'n', 'y', 'n', 'y', 'n', 'y', 'y', 'n', 'n', 'y', 'y', 'y', 'n', 'y', 'y', 'y', 'n', 'y', 'n', 'y', 'y', 'y', 'y', 'n', 'y', 'y', 'y', 'y', 'y', 'y', 'y', 'y', 'y', 'n', 'y', 'y', 'y', 'y', 'y', 'y', 'y', 'y', 'y', 'y', 'y', 'y', 'y', 'y', 'y', 'y', 'y', 'y', 'y', 'y', 'y', 'y', 'y', 'y', 'y', 'y', 'y', 'y', 'y', 'y', 'y', 'y', 'y', 'y', 'y', 'y', 'y', 'y', 'y', 'y', 'y', 'y', 'y', 'y', 'y', 'y', 'y', 'y', 'y', 'y', 'y', 'y', 'y', 'n', 'y', 'y', 'y', 'y', 'y', 'y', 'y', 'y', 'y', 'y', 'y', 'y', 'n', 'y', 'y', 'y', 'y', 'y', 'y', 'y', 'n', 'n', 'n', 'n', 'n', 'y', 'n', 'n', 'n', 'y', 'n', 'y', 'n', 'n', 'y', 'n', 'y', 'n', 'n', 'y', 'n', 'y', 'n', 'n', 'n', 'n', 'y', 'y', 'n', 'n', 'y', 'y', 'y', 'y', 'n', 'y', 'y', 'y', 'y', 'n', 'n', 'n', 'n', 'n', 'n', 'n', 'y', 'y', 'y', 'n', 'n', 'n', 'n', 'y', 'n', 'n', 'n', 'n', 'n', 'n', 'y', 'n', 'y', 'n', 'n', 'n', 'n', 'n', 'y', 'n', 'n', 'n', 'n', 'n', 'y', 'y', 'n', 'y', 'n', 'n', 'n', 'n', 'n', 'y', 'n', 'n', 'n', 'n', 'n', 'n', 'y', 'y', 'y', 'y', …<text:span text:style-name="T24">], … ]</text:span></text:p>
      <text:h text:style-name="Heading_20_4" text:outline-level="4"><text:bookmark-start text:name="__RefHeading___Toc1559_1545352912"/><text:span text:style-name="T23">4.1.7 </text:span>Konfetti06<text:bookmark-end text:name="__RefHeading___Toc1559_1545352912"/></text:h>
      <text:p text:style-name="Text_20_body">Solution found in 1.0500516891479492s:</text:p>
      <text:p text:style-name="Text_20_body">[['n', 'n', 'n', 'n', 'n', 'n', 'n', 'y', 'y', 'y', 'y', 'y', 'y', 'n', 'n', 'n', 'n', 'n', 'n', 'n', 'n'], ['n', 'n', 'y', 'y', 'y', 'y', 'n', 'y', 'y', 'y', 'y', 'y', 'y', 'y', 'y', 'y', 'y', 'n', 'n', 'n', 'y'], ['n', 'n', 'y', 'y', 'y', 'y', 'n', 'y', 'n', 'n', 'n', 'n', 'n', 'n', 'y', 'y', 'n', 'n', 'n', 'n', 'y'], ['n', 'y', 'n', 'n', 'n', 'y', 'n', 'y', 'y', 'y', 'y', 'y', 'y', 'n', 'n', 'n', 'y', 'y', 'y', 'y', 'n'], ['n', 'y', 'n', 'y', 'n', 'y', 'n', 'y', 'y', 'y', 'y', 'y', 'y', 'n', 'n', 'y', 'y', 'y', 'y', 'y', 'n'], ['y', 'y', 'n', 'y', 'n', 'y', 'y', 'y', 'y', 'y', 'y', 'y', 'y', 'n', 'n', 'n', 'y', 'y', 'y', 'y', 'n'], ['n', 'y', 'n', 'n', 'n', 'n', 'n', 'n', 'n', 'n', 'n', 'n', 'n', 'n', 'n', 'n', 'y', 'n', 'y', 'y', 'n'], ['n', 'n', 'n', 'n', 'n', 'n', 'n', 'n', 'y', 'y', 'y', 'y', 'y', 'n', 'n', 'n', 'y', 'n', 'n', 'n', 'n'], ['n', 'y', 'n', 'n', 'n', 'n', 'n', 'n', 'y', 'n', 'y', 'n', 'y', 'n', 'n', 'n', 'y', 'y', 'y', 'y', 'n']]</text:p>
      <text:h text:style-name="Heading_20_4" text:outline-level="4"><text:bookmark-start text:name="__RefHeading___Toc1561_1545352912"/><text:span text:style-name="T23">4.1.8 </text:span>Konfetti07<text:bookmark-end text:name="__RefHeading___Toc1561_1545352912"/></text:h>
      <text:p text:style-name="Text_20_body">Solution found in 2.654334545135498s:</text:p>
      <text:p text:style-name="Text_20_body">[['n', 'n', 'n', 'n', 'n', 'y', 'y', 'y', 'y', 'y', 'y', 'y', 'y', 'y', 'y', 'y', 'y', 'y', 'n', 'n', 'n'], ['y', 'y', 'y', 'n', 'n', 'n', 'y', 'y', 'n', 'n', 'n', 'y', 'y', 'y', 'y', 'y', 'n', 'n', 'n', 'y', 'y'], ['n', 'n', 'n', 'n', 'n', 'n', 'n', 'n', 'n', 'n', 'n', 'n', 'n', 'n', 'y', 'y', 'n', 'n', 'n', 'n', 'n'], ['y', 'y', 'y', 'y', 'n', 'y', 'y', 'y', 'y', 'y', 'y', 'y', 'y', 'y', 'y', 'y', 'y', 'y', 'y', 'y', 'y'], ['n', <text:soft-page-break/>'n', 'n', 'n', 'n', 'n', 'n', 'n', 'n', 'n', 'n', 'n', 'n', 'n', 'n', 'n', 'n', 'n', 'n', 'y', 'y'], ['n', 'y', 'y', 'n', 'n', 'n', 'n', 'n', 'n', 'n', 'n', 'y', 'y', 'y', 'y', 'y', 'n', 'n', 'n', 'n', 'n'], ['y', 'y', 'y', 'n', 'n', 'n', 'n', 'n', 'n', 'n', 'n', 'n', 'y', 'y', 'y', 'y', 'n', 'n', 'y', 'y', 'y'], ['n', 'n', 'n', 'y', 'y', 'y', 'y', 'y', 'y', 'y', 'y', 'y', 'y', 'n', 'y', 'n', 'y', 'y', 'n', 'n', 'n'], ['n', 'y', 'y', 'n', 'n', 'n', 'y', 'y', 'n', 'n', 'n', 'y', 'y', 'y', 'y', 'y', 'n', 'n', 'n', 'n', 'n']]</text:p>
      <text:h text:style-name="Heading_20_4" text:outline-level="4"><text:bookmark-start text:name="__RefHeading___Toc1563_1545352912"/><text:span text:style-name="T23">4.1.9 </text:span>Konfetti<text:span text:style-name="T25">08</text:span><text:bookmark-end text:name="__RefHeading___Toc1563_1545352912"/></text:h>
      <text:p text:style-name="Text_20_body">Solution found in 0.663691520690918s:</text:p>
      <text:p text:style-name="Text_20_body">[['n', 'n', 'n', 'n', 'n', 'n', 'n', 'n', 'n', 'y', 'y', 'y', 'y', 'y', 'y', 'y', 'y', 'y', 'y', 'n', 'n'], ['y', 'n', 'y', 'n', 'y', 'n', 'n', 'n', 'y', 'y', 'y', 'y', 'y', 'y', 'y', 'y', '?', 'y', '?', 'y', 'n'], ['n', 'y', 'y', 'y', 'y', 'y', 'y', 'y', 'y', 'y', 'y', 'y', 'y', 'y', 'y', 'y', 'y', 'y', 'y', 'y', 'y'], ['y', 'y', 'y', 'y', 'y', 'y', 'y', 'y', 'y', 'y', 'y', 'y', 'y', 'y', 'y', 'y', 'y', 'y', 'y', 'y', 'y'], ['n', 'n', 'n', 'n', 'y', 'y', 'y', 'y', 'y', 'n', 'n', 'n', 'n', 'n', 'y', 'y', 'n', 'n', 'y', 'y', 'y'], ['n', 'n', '?', 'n', 'y', 'n', 'n', 'n', 'y', 'y', 'y', 'n', 'y', '?', 'y', 'y', 'y', 'y', 'y', 'n', 'n'], ['n', 'n', 'n', 'n', 'y', 'y', 'y', 'y', 'y', 'y', 'y', 'y', 'y', 'y', 'y', 'y', 'y', 'y', 'y', 'y', 'n'], ['n', 'y', 'n', 'y', 'y', '?', 'y', 'y', '?', 'y', 'n', 'n', 'y', 'y', 'y', 'y', 'y', 'y', 'y', 'y', 'y'], ['y', 'n', 'y', 'n', 'n', 'n', 'n', 'n', 'y', 'y', 'y', 'y', 'y', 'y', 'y', 'y', 'y', 'y', 'y', 'n', 'n']]</text:p>
      <text:h text:style-name="Heading_20_4" text:outline-level="4"><text:bookmark-start text:name="__RefHeading___Toc1565_1545352912"/><text:span text:style-name="T23">4.1.10 </text:span>Konfetti09<text:bookmark-end text:name="__RefHeading___Toc1565_1545352912"/></text:h>
      <text:p text:style-name="Text_20_body">Not a valid input!</text:p>
      <text:h text:style-name="Heading_20_4" text:outline-level="4"><text:bookmark-start text:name="__RefHeading___Toc1567_1545352912"/><text:span text:style-name="T23">4.1.11 </text:span>Konfetti10<text:bookmark-end text:name="__RefHeading___Toc1567_1545352912"/></text:h>
      <text:p text:style-name="Text_20_body">Solution found in 0.07183361053466797s:</text:p>
      <text:p text:style-name="Text_20_body">[['y', 'y', 'n', 'n', 'n', 'y', 'n', 'y', 'y', 'y', 'y', 'y', 'n'], ['y', 'y', 'y', 'y', 'y', 'y', 'n', 'y', 'y', 'y', 'y', 'y', 'y'], ['n', 'n', 'n', 'y', 'n', 'n', 'n', '?', 'y', 'n', 'y', 'n', 'n'], ['n', 'n', 'y', 'y', 'n', 'n', 'y', 'n', 'n', 'n', 'n', 'n', 'n'], ['n', 'n', 'n', 'n', 'n', '?', '?', 'n', 'y', 'n', 'n', 'y', 'y'], ['y', 'y', 'n', 'y', 'y', '?', 'n', 'y', 'n', 'y', 'y', 'y', 'n'], ['n', 'n', 'n', 'y', 'n', 'n', 'y', 'y', '?', 'n', 'y', 'n', 'n']]</text:p>
      <text:h text:style-name="Heading_20_4" text:outline-level="4"><text:bookmark-start text:name="__RefHeading___Toc1569_1545352912"/><text:span text:style-name="T23">4.1.12 </text:span>Konfetti11<text:bookmark-end text:name="__RefHeading___Toc1569_1545352912"/></text:h>
      <text:p text:style-name="Text_20_body">Solution found in 0.1402726173400879s:</text:p>
      <text:p text:style-name="Text_20_body">[['n', 'n', 'n', 'n', 'n', 'n', 'n', 'n', 'n', '?', 'n', 'n', 'n', 'n', 'n', 'n', '?', 'n', 'n', 'n', 'n', 'n', 'n', '?', 'n', 'n', 'n', 'n', 'n', 'n', 'n', 'n', 'n', 'n', '?', 'n', 'n', 'n', 'n', 'n', '?', 'n', 'n', 'n', 'n', 'n', 'n', 'n', 'n', 'n', 'n', 'n', 'n', 'n', 'n', 'n', 'n', 'n', 'n', 'n', 'n', 'n', 'n', 'n', 'n', 'n', 'n', 'n', 'n', 'n', 'n', 'n', 'n', 'n', 'n', 'n', 'n', 'n', 'n', 'n', 'n', 'n', 'n', 'n', 'n', 'n', 'n', 'n', 'n', 'n', 'n', 'n', '?', 'n', 'n', 'n', 'n', 'n', 'n', 'n', 'n', 'n', 'n', 'n', 'n', 'n', 'n', 'n', 'n', 'n', 'n', 'n', 'n', 'n', 'n', 'n', 'n', '?', 'n', '?', 'n', 'n', 'n', 'n', 'n', 'n', 'n', 'n', 'n', 'n', 'n', 'n', 'n', '?', 'n', 'n', 'n', 'n', 'n', 'n', 'n', 'n', 'n', 'n', 'n', 'n', 'n', 'n', 'n', 'n', 'n', 'n', 'n', 'n', 'n', 'n', 'n', 'n', 'n', 'n', 'n', 'n', 'n', 'n', 'n', 'n', 'n', 'n', 'n', 'n', 'n', 'n', 'n', 'n', 'n', 'n', 'n', 'n', 'n', 'n', 'n', 'y', 'n', 'n', 'n', 'n', 'n', 'n', 'n', 'n', 'n', 'n', 'n', 'n', '?', 'n', 'n', 'n', '?', 'n', 'n', 'n', 'n', 'n', 'n', 'n', 'n', 'y', 'n', 'n', 'n', 'n', 'n', 'n', 'n', 'n', 'n', 'n', 'n', 'n', 'n', 'n', 'n', 'n', 'n', 'n', 'n', 'n', 'n', 'n', 'n', 'n', 'y', 'n', 'n', 'n', 'n', 'n', 'n', 'n', 'n', 'n', 'n', 'n', 'n', 'n', 'n', 'n', 'n', 'n', 'n', '?', 'n', 'n', 'n', 'n', 'n', 'n', 'n', 'n', 'n', 'n', 'y', 'n', 'n', 'n', '?', 'n', 'y', 'n', 'n', 'n', 'n', 'n', 'n', 'y', 'n', 'n', 'y', …<text:span text:style-name="T24">], … ]</text:span></text:p>
      <text:h text:style-name="Heading_20_4" text:outline-level="4"><text:bookmark-start text:name="__RefHeading___Toc1571_1545352912"/><text:span text:style-name="T23">4.1.13 </text:span>Konfetti12<text:bookmark-end text:name="__RefHeading___Toc1571_1545352912"/></text:h>
      <text:p text:style-name="Text_20_body">No solution found in 127.63275861740112s:</text:p>
      <text:p text:style-name="Text_20_body"><text:soft-page-break/>[['y', 'y', 'y', 'y', 'y', 'y', 'y', 'y', 'y', 'y', 'y', 'y', 'y', 'y', 'y', 'y', 'y', 'y', 'y', 'y', 'y', 'y', 'y', 'y', 'y', 'y', 'y', 'y', 'y', 'y', 'y', 'y', 'y', 'y', 'y', 'y', 'y', 'y', 'y', 'y', 'y', 'y', 'y', 'y', 'y', 'y', 'y', 'y', 'y', 'y', 'y', 'y', 'y', 'y', 'y', 'y', '?', '?', 'y', 'y', 'y', 'y', 'y', 'y', 'y', 'y', 'y', 'y', 'y', 'y', 'y', 'y', 'y', 'y', 'y', 'y', 'y', 'y', 'y', 'y', 'y', 'y', 'y', 'y', 'y', 'y', 'y', 'y', 'y', 'y', 'y', 'y', 'y', 'y', 'y', 'y', 'y', 'y', 'y', 'y', 'y', '?', 'y', 'y', 'y', 'y', 'y', 'y', 'y', 'y', 'y', 'y', 'y', 'y', 'y', 'y', 'y', 'y', 'y', 'y', 'y', 'y', 'y', 'y', 'y', 'y', 'y', 'y', 'y', 'y', 'y', 'y', 'y', 'y', 'y', 'y', 'y', '?', '?', 'y', 'y', 'y', 'y', 'y', 'y', 'y', 'y', 'y', 'y', 'y', 'y', 'y', 'y', 'y', 'y', 'y', 'y', 'y', 'y', 'y', 'y', 'y', 'y', 'y', 'y', 'y', 'y', 'y', 'y', 'y', 'y', 'y', 'y', 'y', 'y', 'y', 'y', 'y', 'y', 'y', 'y', 'y', 'y', 'y', 'y', 'y', 'y', 'y', 'y', 'y', 'y', '?', 'y', 'y', 'y', 'y', 'y', 'y', 'y', 'y', 'y', 'y', 'y', 'y', 'y', 'y', 'y', 'y', 'y', 'y', 'y', 'y', 'y', 'y', 'y', 'y', 'y', 'y', 'y', 'y', 'y', 'y', 'y', 'y', 'y', 'y', 'y', 'y', 'y', 'y', 'y', 'y', 'y', 'y', 'y', 'y', 'y', 'y', 'y', 'y', 'y', 'y', '?', 'y', 'y', 'y', 'y', 'y', 'y', 'y', 'y', 'y', 'y', 'y', 'y', 'y', 'y', 'y', 'y', 'y', 'y', '?', 'y', 'y', 'y', 'y', 'y', 'y', 'y', '?', 'y', 'y', 'y', 'y', 'y', 'y', 'y', 'y', 'y', …<text:span text:style-name="T24">], … ]</text:span></text:p>
      <text:p text:style-name="P28">Auch wenn konfetti12 eine ähnliche Größe zu konfetti11 und nur knapp 1.57% größer ist konnte keine Lösung gefunden werden. Zu einem weil eine erste Zeile spezifiziert ist und die möglichen korrekten Lösungen deshalb signifikant verkleinert wird. Zu anderem ist meine Hypothese, dass die Dichte an True-Werten einen Einfluss auf das Ergebnis hat. Eine Tabelle in der 80% True-Werte sind hat eine höhere Wahrscheinlichkeit 2 anliegende True-Werte zu haben als ein Beispiel mit nur 40%.</text:p>
      <text:h text:style-name="Heading_20_4" text:outline-level="4"><text:bookmark-start text:name="__RefHeading___Toc1573_1545352912"/><text:span text:style-name="T23">4.1.14 </text:span>small<text:bookmark-end text:name="__RefHeading___Toc1573_1545352912"/></text:h>
      <text:p text:style-name="Text_20_body">Solution found in 0.07094573974609375s:</text:p>
      <text:p text:style-name="Text_20_body">[['y', 'n', 'y'], ['?', 'y', 'n']]</text:p>
      <text:h text:style-name="Heading_20_1" text:outline-level="1"><text:bookmark-start text:name="__RefHeading___Toc2238_4178761632"/><text:span text:style-name="T26">5. </text:span>Quellcode<text:bookmark-end text:name="__RefHeading___Toc2238_4178761632"/></text:h>
      <text:p text:style-name="Standard"><text:span text:style-name="Source_20_Text"><text:span text:style-name="T13">def is_True(string):</text:span></text:span></text:p>
      <text:p text:style-name="Standard"><text:span text:style-name="Source_20_Text"><text:span text:style-name="T13">    return string == "y" or string == '?'</text:span></text:span></text:p>
      <text:p text:style-name="Standard"><text:span text:style-name="Source_20_Text"><text:span text:style-name="T13"/></text:span></text:p>
      <text:p text:style-name="Standard"><text:span text:style-name="Source_20_Text"><text:span text:style-name="T13">def read_file():</text:span></text:span></text:p>
      <text:p text:style-name="Standard"><text:span text:style-name="Source_20_Text"><text:span text:style-name="T13">    with open(directory+filename, encoding='utf-8') as file:</text:span></text:span></text:p>
      <text:p text:style-name="Standard"><text:span text:style-name="Source_20_Text"><text:span text:style-name="T13">        content = [line.strip() for line in file.readlines()]</text:span></text:span></text:p>
      <text:p text:style-name="Standard"><text:span text:style-name="Source_20_Text"><text:span text:style-name="T13">    first_row = content[0].split()</text:span></text:span></text:p>
      <text:p text:style-name="Standard"><text:span text:style-name="Source_20_Text"><text:span text:style-name="T13">    rows = int(first_row[0])</text:span></text:span></text:p>
      <text:p text:style-name="Standard"><text:span text:style-name="Source_20_Text"><text:span text:style-name="T13">    columns = int(first_row[1])</text:span></text:span></text:p>
      <text:p text:style-name="Standard"><text:span text:style-name="Source_20_Text"><text:span text:style-name="T13">    is_line_specified = is_True(first_row[2])</text:span></text:span></text:p>
      <text:p text:style-name="Standard"><text:span text:style-name="Source_20_Text"><text:span text:style-name="T13"/></text:span></text:p>
      <text:p text:style-name="Standard"><text:span text:style-name="Source_20_Text"><text:span text:style-name="T13">    if is_line_specified:</text:span></text:span></text:p>
      <text:p text:style-name="Standard"><text:span text:style-name="Source_20_Text"><text:span text:style-name="T13">        first_line = content[-1].split()</text:span></text:span></text:p>
      <text:p text:style-name="Standard"><text:span text:style-name="Source_20_Text"><text:span text:style-name="T13">        table = [row.split() for row in content[1:-1]]</text:span></text:span></text:p>
      <text:p text:style-name="Standard"><text:span text:style-name="Source_20_Text"><text:span text:style-name="T13">    else:</text:span></text:span></text:p>
      <text:p text:style-name="Standard"><text:span text:style-name="Source_20_Text"><text:span text:style-name="T13">        first_line = []</text:span></text:span></text:p>
      <text:p text:style-name="Standard"><text:span text:style-name="Source_20_Text"><text:span text:style-name="T13">        table = [row.split() for row in content[1:]]</text:span></text:span></text:p>
      <text:p text:style-name="Standard"><text:span text:style-name="Source_20_Text"><text:span text:style-name="T13">    return rows, columns, is_line_specified, first_line, table</text:span></text:span></text:p>
      <text:p text:style-name="Standard"><text:span text:style-name="Source_20_Text"><text:span text:style-name="T13"/></text:span></text:p>
      <text:p text:style-name="Standard"><text:span text:style-name="Source_20_Text"><text:span text:style-name="T13">def valid_lines(table):</text:span></text:span></text:p>
      <text:p text:style-name="Standard"><text:span text:style-name="Source_20_Text"><text:span text:style-name="T13">    for row in table:</text:span></text:span></text:p>
      <text:p text:style-name="Standard"><text:span text:style-name="Source_20_Text"><text:span text:style-name="T13">        count = sum(1 for cell in row if is_True(cell))</text:span></text:span></text:p>
      <text:p text:style-name="Standard"><text:span text:style-name="Source_20_Text"><text:span text:style-name="T13">        if count &lt; 2:</text:span></text:span></text:p>
      <text:p text:style-name="Standard"><text:span text:style-name="Source_20_Text"><text:span text:style-name="T13">            return False</text:span></text:span></text:p>
      <text:p text:style-name="Standard"><text:span text:style-name="Source_20_Text"><text:span text:style-name="T13">    return True</text:span></text:span></text:p>
      <text:p text:style-name="Standard"><text:span text:style-name="Source_20_Text"><text:span text:style-name="T13"/></text:span></text:p>
      <text:p text:style-name="Standard"><text:span text:style-name="Source_20_Text"><text:span text:style-name="T13">def is_valid(table):</text:span></text:span></text:p>
      <text:p text:style-name="Standard"><text:span text:style-name="Source_20_Text"><text:span text:style-name="T13">    if is_line_specified:</text:span></text:span></text:p>
      <text:p text:style-name="Standard"><text:soft-page-break/><text:span text:style-name="Source_20_Text"><text:span text:style-name="T13">        if first_line != table[0]:</text:span></text:span></text:p>
      <text:p text:style-name="Standard"><text:span text:style-name="Source_20_Text"><text:span text:style-name="T13">            return False</text:span></text:span></text:p>
      <text:p text:style-name="Standard"><text:span text:style-name="Source_20_Text"><text:span text:style-name="T13">    for row in table:</text:span></text:span></text:p>
      <text:p text:style-name="Standard"><text:span text:style-name="Source_20_Text"><text:span text:style-name="T13">        half = len(row) // 2</text:span></text:span></text:p>
      <text:p text:style-name="Standard"><text:span text:style-name="Source_20_Text"><text:span text:style-name="T13">        count = sum(is_True(cell) for cell in row)</text:span></text:span></text:p>
      <text:p text:style-name="Standard"><text:span text:style-name="Source_20_Text"><text:span text:style-name="T13">        if count &gt; half:</text:span></text:span></text:p>
      <text:p text:style-name="Standard"><text:span text:style-name="Source_20_Text"><text:span text:style-name="T13">            continue</text:span></text:span></text:p>
      <text:p text:style-name="Standard"><text:span text:style-name="Source_20_Text"><text:span text:style-name="T13">        if not any(is_True(a) and is_True(b) for a, b in zip(row, row[1:])):</text:span></text:span></text:p>
      <text:p text:style-name="Standard"><text:span text:style-name="Source_20_Text"><text:span text:style-name="T13">            return False </text:span></text:span></text:p>
      <text:p text:style-name="Standard"><text:span text:style-name="Source_20_Text"><text:span text:style-name="T13">    return True</text:span></text:span></text:p>
      <text:p text:style-name="Standard"><text:span text:style-name="Source_20_Text"><text:span text:style-name="T13"/></text:span></text:p>
      <text:p text:style-name="Standard"><text:span text:style-name="Source_20_Text"><text:span text:style-name="T13">def score_table(table):</text:span></text:span></text:p>
      <text:p text:style-name="Standard"><text:span text:style-name="Source_20_Text"><text:span text:style-name="T13">    total_score = 0</text:span></text:span></text:p>
      <text:p text:style-name="Standard"><text:span text:style-name="Source_20_Text"><text:span text:style-name="T13">    for row in table:</text:span></text:span></text:p>
      <text:p text:style-name="Standard"><text:span text:style-name="Source_20_Text"><text:span text:style-name="T13">        valid_cells = sum(is_True(cell) for cell in row)</text:span></text:span></text:p>
      <text:p text:style-name="Standard"><text:span text:style-name="Source_20_Text"><text:span text:style-name="T13">        row_score = valid_cells * 0.5</text:span></text:span></text:p>
      <text:p text:style-name="Standard"><text:span text:style-name="Source_20_Text"><text:span text:style-name="T13">        row_score += sum(1 for a, b in zip(row, row[1:]) if is_True(a) and is_True(b))</text:span></text:span></text:p>
      <text:p text:style-name="Standard"><text:span text:style-name="Source_20_Text"><text:span text:style-name="T13">        total_score += row_score</text:span></text:span></text:p>
      <text:p text:style-name="Standard"><text:span text:style-name="Source_20_Text"><text:span text:style-name="T13">    return total_score</text:span></text:span></text:p>
      <text:p text:style-name="Standard"><text:span text:style-name="Source_20_Text"><text:span text:style-name="T13"/></text:span></text:p>
      <text:p text:style-name="Standard"><text:span text:style-name="Source_20_Text"><text:span text:style-name="T13">def find_hotspot(lst):</text:span></text:span></text:p>
      <text:p text:style-name="Standard"><text:span text:style-name="Source_20_Text"><text:span text:style-name="T13">    n = len(lst)</text:span></text:span></text:p>
      <text:p text:style-name="Standard"><text:span text:style-name="Source_20_Text"><text:span text:style-name="T13">    min_diff = float('inf')</text:span></text:span></text:p>
      <text:p text:style-name="Standard"><text:span text:style-name="Source_20_Text"><text:span text:style-name="T13">    hotspot_index = -1</text:span></text:span></text:p>
      <text:p text:style-name="Standard"><text:span text:style-name="Source_20_Text"><text:span text:style-name="T13">    for i in range(n):</text:span></text:span></text:p>
      <text:p text:style-name="Standard"><text:span text:style-name="Source_20_Text"><text:span text:style-name="T13">        left_count = sum(1 for x in lst[:i] if is_True(x))</text:span></text:span></text:p>
      <text:p text:style-name="Standard"><text:span text:style-name="Source_20_Text"><text:span text:style-name="T13">        right_count = sum(1 for x in lst[i+1:] if is_True(x))</text:span></text:span></text:p>
      <text:p text:style-name="Standard"><text:span text:style-name="Source_20_Text"><text:span text:style-name="T13">        diff = abs(left_count - right_count)</text:span></text:span></text:p>
      <text:p text:style-name="Standard"><text:span text:style-name="Source_20_Text"><text:span text:style-name="T13">        if diff &lt; min_diff:</text:span></text:span></text:p>
      <text:p text:style-name="Standard"><text:span text:style-name="Source_20_Text"><text:span text:style-name="T13">            min_diff = diff</text:span></text:span></text:p>
      <text:p text:style-name="Standard"><text:span text:style-name="Source_20_Text"><text:span text:style-name="T13">            hotspot_index = i</text:span></text:span></text:p>
      <text:p text:style-name="Standard"><text:span text:style-name="Source_20_Text"><text:span text:style-name="T13">    return hotspot_index</text:span></text:span></text:p>
      <text:p text:style-name="Standard"><text:span text:style-name="Source_20_Text"><text:span text:style-name="T13"/></text:span></text:p>
      <text:p text:style-name="Standard"><text:span text:style-name="Source_20_Text"><text:span text:style-name="T13">def weighted_index(lst):</text:span></text:span></text:p>
      <text:p text:style-name="Standard"><text:span text:style-name="Source_20_Text"><text:span text:style-name="T13">    hotspot = find_hotspot(lst)</text:span></text:span></text:p>
      <text:p text:style-name="Standard"><text:span text:style-name="Source_20_Text"><text:span text:style-name="T13">    n = len(lst)</text:span></text:span></text:p>
      <text:p text:style-name="Standard"><text:span text:style-name="Source_20_Text"><text:span text:style-name="T13">    weights = [0] * n</text:span></text:span></text:p>
      <text:p text:style-name="Standard"><text:span text:style-name="Source_20_Text"><text:span text:style-name="T13">    </text:span></text:span></text:p>
      <text:p text:style-name="Standard"><text:span text:style-name="Source_20_Text"><text:span text:style-name="T13">    if hotspot == -1:</text:span></text:span></text:p>
      <text:p text:style-name="Standard"><text:span text:style-name="Source_20_Text"><text:span text:style-name="T13">        return weights</text:span></text:span></text:p>
      <text:p text:style-name="Standard"><text:span text:style-name="Source_20_Text"><text:span text:style-name="T13">    max_weight = n // 2</text:span></text:span></text:p>
      <text:p text:style-name="Standard"><text:span text:style-name="Source_20_Text"><text:span text:style-name="T13">    for i in range(n):</text:span></text:span></text:p>
      <text:p text:style-name="Standard"><text:span text:style-name="Source_20_Text"><text:span text:style-name="T13">        weights[i] = max(0, max_weight - abs(hotspot - i))</text:span></text:span></text:p>
      <text:p text:style-name="Standard"><text:span text:style-name="Source_20_Text"><text:span text:style-name="T13">    return weights</text:span></text:span></text:p>
      <text:p text:style-name="Standard"><text:span text:style-name="Source_20_Text"><text:span text:style-name="T13"/></text:span></text:p>
      <text:p text:style-name="Standard"><text:span text:style-name="Source_20_Text"><text:span text:style-name="T13">def random_index(weights):</text:span></text:span></text:p>
      <text:p text:style-name="Standard"><text:span text:style-name="Source_20_Text"><text:span text:style-name="T13">    total_weight = sum(weights)</text:span></text:span></text:p>
      <text:p text:style-name="Standard"><text:span text:style-name="Source_20_Text"><text:span text:style-name="T13">    if total_weight == 0: </text:span></text:span></text:p>
      <text:p text:style-name="Standard"><text:span text:style-name="Source_20_Text"><text:span text:style-name="T13">        return random.randint(0, len(weights) - 1)</text:span></text:span></text:p>
      <text:p text:style-name="Standard"><text:span text:style-name="Source_20_Text"><text:span text:style-name="T13">    chosen_index = random.choices(range(len(weights)), weights=weights)[0]</text:span></text:span></text:p>
      <text:p text:style-name="Standard"><text:span text:style-name="Source_20_Text"><text:span text:style-name="T13">    return chosen_index</text:span></text:span></text:p>
      <text:p text:style-name="Standard"><text:span text:style-name="Source_20_Text"><text:span text:style-name="T13"/></text:span></text:p>
      <text:p text:style-name="Standard"><text:span text:style-name="Source_20_Text"><text:span text:style-name="T13">def simulated_annealing(col_table, max_time=30, initial_temp=100.0, cooling_rate=0.95):</text:span></text:span></text:p>
      <text:p text:style-name="Standard"><text:span text:style-name="Source_20_Text"><text:span text:style-name="T13">    if is_line_specified:</text:span></text:span></text:p>
      <text:p text:style-name="Standard"><text:span text:style-name="Source_20_Text"><text:span text:style-name="T13">        column_sums = [sum(1 for cell in col if is_True(cell)) for col in col_table]</text:span></text:span></text:p>
      <text:p text:style-name="Standard"><text:span text:style-name="Source_20_Text"><text:span text:style-name="T13">        col_table = sorted(col_table, key=lambda col: (column_sums[col_table.index(col-abs(find_hotspot(first_line) – col_table.index(col))), reverse=True)</text:span></text:span></text:p>
      <text:p text:style-name="Standard"><text:span text:style-name="Source_20_Text"><text:span text:style-name="T13">    else:</text:span></text:span></text:p>
      <text:p text:style-name="Standard"><text:span text:style-name="Source_20_Text"><text:span text:style-name="T13">        col_table = sorted(col_table, key=lambda x: sum(1 for cell in x i</text:span></text:span><text:span text:style-name="Source_20_Text"><text:span text:style-name="T27">f</text:span></text:span><text:span text:style-name="Source_20_Text"><text:span text:style-name="T13"> is_True(cell)), reverse=True)</text:span></text:span></text:p>
      <text:p text:style-name="Standard"><text:span text:style-name="Source_20_Text"><text:span text:style-name="T13">    if is_valid(list(zip(*col_table))):</text:span></text:span></text:p>
      <text:p text:style-name="Standard"><text:span text:style-name="Source_20_Text"><text:span text:style-name="T13">        return col_table</text:span></text:span></text:p>
      <text:p text:style-name="Standard"><text:span text:style-name="Source_20_Text"><text:span text:style-name="T13">    </text:span></text:span></text:p>
      <text:p text:style-name="Standard"><text:span text:style-name="Source_20_Text"><text:span text:style-name="T13">    current_table = col_table</text:span></text:span></text:p>
      <text:p text:style-name="Standard"><text:span text:style-name="Source_20_Text"><text:span text:style-name="T13">    current_score = score_table(list(zip(*current_table)))</text:span></text:span></text:p>
      <text:p text:style-name="Standard"><text:soft-page-break/><text:span text:style-name="Source_20_Text"><text:span text:style-name="T13">    best_table = current_table</text:span></text:span></text:p>
      <text:p text:style-name="Standard"><text:span text:style-name="Source_20_Text"><text:span text:style-name="T13">    best_score = current_score</text:span></text:span></text:p>
      <text:p text:style-name="Standard"><text:span text:style-name="Source_20_Text"><text:span text:style-name="T13">    temperature = initial_temp</text:span></text:span></text:p>
      <text:p text:style-name="Standard"><text:span text:style-name="Source_20_Text"><text:span text:style-name="T13">    if is_line_specified:</text:span></text:span></text:p>
      <text:p text:style-name="Standard"><text:span text:style-name="Source_20_Text"><text:span text:style-name="T13">        weights = weighted_index(first_line)</text:span></text:span></text:p>
      <text:p text:style-name="Standard"><text:span text:style-name="Source_20_Text"><text:span text:style-name="T13">    else:</text:span></text:span></text:p>
      <text:p text:style-name="Standard"><text:span text:style-name="Source_20_Text"><text:span text:style-name="T13">        weights = [len(current_table[0])-i+1 for i in range(len(current_table[0]))]</text:span></text:span></text:p>
      <text:p text:style-name="Standard"><text:span text:style-name="Source_20_Text"><text:span text:style-name="T13"/></text:span></text:p>
      <text:p text:style-name="Standard"><text:span text:style-name="Source_20_Text"><text:span text:style-name="T13">    while time.time() - start_time &lt; max_time:</text:span></text:span></text:p>
      <text:p text:style-name="Standard"><text:span text:style-name="Source_20_Text"><text:span text:style-name="T13">        new_table = current_table[:]</text:span></text:span></text:p>
      <text:p text:style-name="Standard"><text:span text:style-name="Source_20_Text"><text:span text:style-name="T13">        while True:</text:span></text:span></text:p>
      <text:p text:style-name="Standard"><text:span text:style-name="Source_20_Text"><text:span text:style-name="T13">            if len(new_table) &lt; 500:</text:span></text:span></text:p>
      <text:p text:style-name="Standard"><text:span text:style-name="Source_20_Text"><text:span text:style-name="T13">                a = random.randint(0, len(new_table) - 1)</text:span></text:span></text:p>
      <text:p text:style-name="Standard"><text:span text:style-name="Source_20_Text"><text:span text:style-name="T13">                b = random.randint(0, len(new_table) - 1)</text:span></text:span></text:p>
      <text:p text:style-name="Standard"><text:span text:style-name="Source_20_Text"><text:span text:style-name="T13">            else:</text:span></text:span></text:p>
      <text:p text:style-name="Standard"><text:span text:style-name="Source_20_Text"><text:span text:style-name="T13">                a = random_index(weights)</text:span></text:span></text:p>
      <text:p text:style-name="Standard"><text:span text:style-name="Source_20_Text"><text:span text:style-name="T13">                b = random_index(weights)</text:span></text:span></text:p>
      <text:p text:style-name="Standard"><text:span text:style-name="Source_20_Text"><text:span text:style-name="T13">            if a != b:</text:span></text:span></text:p>
      <text:p text:style-name="Standard"><text:span text:style-name="Source_20_Text"><text:span text:style-name="T13">                break</text:span></text:span></text:p>
      <text:p text:style-name="Standard"><text:span text:style-name="Source_20_Text"><text:span text:style-name="T13">        if is_line_specified:</text:span></text:span></text:p>
      <text:p text:style-name="Standard"><text:span text:style-name="Source_20_Text"><text:span text:style-name="T13">            current_rows = [list(row) for row in zip(*new_table)]</text:span></text:span></text:p>
      <text:p text:style-name="Standard"><text:span text:style-name="Source_20_Text"><text:span text:style-name="T13">            if first_line == current_rows[0]:</text:span></text:span></text:p>
      <text:p text:style-name="Standard"><text:span text:style-name="Source_20_Text"><text:span text:style-name="T13">                while True:</text:span></text:span></text:p>
      <text:p text:style-name="Standard"><text:span text:style-name="Source_20_Text"><text:span text:style-name="T13">                    if new_table[a][0] == new_table[b][0]:</text:span></text:span></text:p>
      <text:p text:style-name="Standard"><text:span text:style-name="Source_20_Text"><text:span text:style-name="T13">                        break</text:span></text:span></text:p>
      <text:p text:style-name="Standard"><text:span text:style-name="Source_20_Text"><text:span text:style-name="T13">                    a = random_index(weights)</text:span></text:span></text:p>
      <text:p text:style-name="Standard"><text:span text:style-name="Source_20_Text"><text:span text:style-name="T13">                    b = random_index(weights)</text:span></text:span></text:p>
      <text:p text:style-name="Standard"><text:span text:style-name="Source_20_Text"><text:span text:style-name="T13">        new_table[a], new_table[b] = new_table[b], new_table[a]</text:span></text:span></text:p>
      <text:p text:style-name="Standard"><text:span text:style-name="Source_20_Text"><text:span text:style-name="T13">        new_rows = [list(row) for row in zip(*new_table)]</text:span></text:span></text:p>
      <text:p text:style-name="Standard"><text:span text:style-name="Source_20_Text"><text:span text:style-name="T13">        new_score = score_table(new_rows)</text:span></text:span></text:p>
      <text:p text:style-name="Standard"><text:span text:style-name="Source_20_Text"><text:span text:style-name="T13">        delta = new_score - current_score</text:span></text:span></text:p>
      <text:p text:style-name="Standard"><text:span text:style-name="Source_20_Text"><text:span text:style-name="T13">        if delta &gt; 0 or math.exp(delta / temperature) &gt; random.random():</text:span></text:span></text:p>
      <text:p text:style-name="Standard"><text:span text:style-name="Source_20_Text"><text:span text:style-name="T13">            current_table = new_table</text:span></text:span></text:p>
      <text:p text:style-name="Standard"><text:span text:style-name="Source_20_Text"><text:span text:style-name="T13">            current_score = new_score</text:span></text:span></text:p>
      <text:p text:style-name="Standard"><text:span text:style-name="Source_20_Text"><text:span text:style-name="T13">            if new_score &gt; best_score:</text:span></text:span></text:p>
      <text:p text:style-name="Standard"><text:span text:style-name="Source_20_Text"><text:span text:style-name="T13">                best_table = new_table</text:span></text:span></text:p>
      <text:p text:style-name="Standard"><text:span text:style-name="Source_20_Text"><text:span text:style-name="T13">                best_score = new_score</text:span></text:span></text:p>
      <text:p text:style-name="Standard"><text:span text:style-name="Source_20_Text"><text:span text:style-name="T13">        temperature *= cooling_rate</text:span></text:span></text:p>
      <text:p text:style-name="Standard"><text:span text:style-name="Source_20_Text"><text:span text:style-name="T13">        if temperature &lt; 1e-3:</text:span></text:span></text:p>
      <text:p text:style-name="Standard"><text:span text:style-name="Source_20_Text"><text:span text:style-name="T13">            temperature = initial_temp </text:span></text:span></text:p>
      <text:p text:style-name="Standard"><text:span text:style-name="Source_20_Text"><text:span text:style-name="T13">        if is_valid(new_rows):</text:span></text:span></text:p>
      <text:p text:style-name="Standard"><text:span text:style-name="Source_20_Text"><text:span text:style-name="T13">            print(new_table)</text:span></text:span></text:p>
      <text:p text:style-name="Standard"><text:span text:style-name="Source_20_Text"><text:span text:style-name="T13">            return new_table</text:span></text:span></text:p>
      <text:p text:style-name="Standard"><text:span text:style-name="Source_20_Text"><text:span text:style-name="T13">    return best_table</text:span></text:span></text:p>
      <text:p text:style-name="Standard"><text:span text:style-name="Source_20_Text"><text:span text:style-name="T13"/></text:span></text:p>
      <text:p text:style-name="Standard"><text:span text:style-name="Source_20_Text"><text:span text:style-name="T13">rows, columns, is_line_specified, first_line, table = read_file()</text:span></text:span></text:p>
      <text:p text:style-name="Standard"><text:span text:style-name="Source_20_Text"><text:span text:style-name="T13"/></text:span></text:p>
      <text:p text:style-name="Standard"><text:span text:style-name="Source_20_Text"><text:span text:style-name="T13">if not valid_lines(table):</text:span></text:span></text:p>
      <text:p text:style-name="Standard"><text:span text:style-name="Source_20_Text"><text:span text:style-name="T13">    print("Not a valid input")</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Not a valid input!")</text:span></text:span></text:p>
      <text:p text:style-name="Standard"><text:span text:style-name="Source_20_Text"><text:span text:style-name="T13">else:</text:span></text:span></text:p>
      <text:p text:style-name="Standard"><text:span text:style-name="Source_20_Text"><text:span text:style-name="T13">    col_table = [list(col) for col in zip(*table)]</text:span></text:span></text:p>
      <text:p text:style-name="Standard"><text:span text:style-name="Source_20_Text"><text:span text:style-name="T13">    result_table = simulated_annealing(col_table)</text:span></text:span></text:p>
      <text:p text:style-name="Standard"><text:span text:style-name="Source_20_Text"><text:span text:style-name="T13">    row_table = [list(row) for row in zip(*result_table)]</text:span></text:span></text:p>
      <text:p text:style-name="Standard"><text:span text:style-name="Source_20_Text"><text:span text:style-name="T13">    end_time = time.time()</text:span></text:span></text:p>
      <text:p text:style-name="Standard"><text:span text:style-name="Source_20_Text"><text:span text:style-name="T13">    runtime = end_time - start_time</text:span></text:span></text:p>
      <text:p text:style-name="Standard"><text:span text:style-name="Source_20_Text"><text:span text:style-name="T13">    print(f"Runtime: {runtime} seconds")</text:span></text:span></text:p>
      <text:p text:style-name="Standard"><text:span text:style-name="Source_20_Text"><text:span text:style-name="T13">    start_string = "No solution found in"</text:span></text:span></text:p>
      <text:p text:style-name="Standard"><text:span text:style-name="Source_20_Text"><text:span text:style-name="T13">    if is_valid(row_table):</text:span></text:span></text:p>
      <text:p text:style-name="Standard"><text:span text:style-name="Source_20_Text"><text:span text:style-name="T13">        start_string = "Solution found in"</text:span></text:span></text:p>
      <text:p text:style-name="Standard"><text:span text:style-name="Source_20_Text"><text:span text:style-name="T13">        print("Solution found")</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f"{start_string} {runtime}s:\n{row_table}")</text:span></text:span></text:p>
      <text:p text:style-name="Text_20_body"><text:span text:style-name="Source_20_Text"><text:span text:style-name="T13"/></text:span></text:p>
      <text:p text:style-name="Standard"><text:soft-page-break/><text:span text:style-name="Source_20_Text"><text:span text:style-name="T13"/></text:span></text:p>
      <text:h text:style-name="Heading_20_1" text:outline-level="1"><text:bookmark-start text:name="__RefHeading___Toc3502_3246065864"/><text:span text:style-name="Source_20_Text">Anhang</text:span><text:bookmark-end text:name="__RefHeading___Toc3502_3246065864"/></text:h>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chapter"/>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875f4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73796" text:name="TeilnahmeID"/>
        </text:user-field-decls>
        <text:p text:style-name="MP1"><text:reference-ref text:reference-format="text" text:ref-name="Aufgabe">Aufgabe 3: Konfetti</text:reference-ref><text:tab/><text:tab/><text:span text:style-name="MT1">Teilnahme-ID: </text:span><text:span text:style-name="MT1"><text:user-field-get text:name="TeilnahmeID">73796</text:user-field-get></text:span></text:p>
      </style:header>
      <style:header-first>
        <text:p text:style-name="Header"/>
      </style:header-first>
      <style:footer>
        <text:p text:style-name="Footer"><text:tab/><text:page-number text:select-page="current">13</text:page-number>/<text:page-count>13</text:page-count></text:p>
      </style:footer>
      <style:footer-first>
        <text:p text:style-name="Footer"><text:tab/><text:page-number text:select-page="current">1</text:page-number>/<text:page-count>13</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06:19:00.222000000</meta:creation-date>
    <meta:editing-duration>PT12H26M28S</meta:editing-duration>
    <meta:editing-cycles>160</meta:editing-cycles>
    <meta:generator>LibreOffice/25.2.0.3$Windows_X86_64 LibreOffice_project/e1cf4a87eb02d755bce1a01209907ea5ddc8f069</meta:generator>
    <dc:date>2025-03-23T11:45:05.546995700</dc:date>
    <meta:document-statistic meta:table-count="0" meta:image-count="0" meta:object-count="0" meta:page-count="13" meta:paragraph-count="424" meta:word-count="3970" meta:character-count="27315" meta:non-whitespace-character-count="21636"/>
  </office:meta>
</office:document-meta>
</file>